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3C000001104F5FE3B1.png"/>
  <manifest:file-entry manifest:media-type="image/png" manifest:full-path="Pictures/100002010000013D000001100C4081BF.png"/>
  <manifest:file-entry manifest:media-type="image/png" manifest:full-path="Pictures/100000000000021B0000018E7B45F339.png"/>
  <manifest:file-entry manifest:media-type="image/png" manifest:full-path="Pictures/1000020100000192000000BAB3EC22B9.png"/>
  <manifest:file-entry manifest:media-type="image/png" manifest:full-path="Pictures/100000000000026A000000D480DEC382.png"/>
  <manifest:file-entry manifest:media-type="image/png" manifest:full-path="Pictures/10000000000002660000010E28192F15.png"/>
  <manifest:file-entry manifest:media-type="image/png" manifest:full-path="Pictures/100000000000015000000094DEB37928.png"/>
  <manifest:file-entry manifest:media-type="image/png" manifest:full-path="Pictures/1000000000000269000000D392D4FAD5.png"/>
  <manifest:file-entry manifest:media-type="image/png" manifest:full-path="Pictures/100000000000026600000198D64E03F7.png"/>
  <manifest:file-entry manifest:media-type="image/png" manifest:full-path="Pictures/100000000000026A00000187B4F41D91.png"/>
  <manifest:file-entry manifest:media-type="image/png" manifest:full-path="Pictures/10000000000002110000018D5BBA93D2.png"/>
  <manifest:file-entry manifest:media-type="image/png" manifest:full-path="Pictures/10000000000002BE000000EA2BF7F6AD.png"/>
  <manifest:file-entry manifest:media-type="image/png" manifest:full-path="Pictures/10000000000000B60000011284DB9AA4.png"/>
  <manifest:file-entry manifest:media-type="image/png" manifest:full-path="Pictures/1000000000000265000000F2368209D0.png"/>
  <manifest:file-entry manifest:media-type="image/png" manifest:full-path="Pictures/10000000000001B900000105A9A38109.png"/>
  <manifest:file-entry manifest:media-type="image/png" manifest:full-path="Pictures/10000000000000B8000001369741FBF3.png"/>
  <manifest:file-entry manifest:media-type="image/png" manifest:full-path="Pictures/100000000000016200000148BBFE6565.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77" style:family="table">
      <style:table-properties style:width="6.6931in" fo:margin-left="0in" fo:margin-right="0in" fo:margin-top="0.0833in" fo:margin-bottom="0.0833in" table:align="margins" style:may-break-between-rows="false"/>
    </style:style>
    <style:style style:name="Table177.A" style:family="table-column">
      <style:table-column-properties style:column-width="0.9292in" style:rel-column-width="9098*"/>
    </style:style>
    <style:style style:name="Table177.B" style:family="table-column">
      <style:table-column-properties style:column-width="5.7639in" style:rel-column-width="56437*"/>
    </style:style>
    <style:style style:name="Table1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9" style:family="table">
      <style:table-properties style:width="6.6931in" fo:margin-left="0in" fo:margin-right="0in" fo:margin-top="0.0826in" fo:margin-bottom="0.2007in" table:align="margins" style:may-break-between-rows="false"/>
    </style:style>
    <style:style style:name="Table179.A" style:family="table-column">
      <style:table-column-properties style:column-width="0.9292in" style:rel-column-width="9098*"/>
    </style:style>
    <style:style style:name="Table179.B" style:family="table-column">
      <style:table-column-properties style:column-width="5.7639in" style:rel-column-width="56437*"/>
    </style:style>
    <style:style style:name="Table1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0" style:family="table">
      <style:table-properties style:width="6.6931in" fo:margin-left="0in" fo:margin-right="0in" fo:margin-top="0.0833in" fo:margin-bottom="0.0833in" table:align="margins" style:may-break-between-rows="false"/>
    </style:style>
    <style:style style:name="Table180.A" style:family="table-column">
      <style:table-column-properties style:column-width="0.9292in" style:rel-column-width="9098*"/>
    </style:style>
    <style:style style:name="Table180.B" style:family="table-column">
      <style:table-column-properties style:column-width="5.7639in" style:rel-column-width="56437*"/>
    </style:style>
    <style:style style:name="Table1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1" style:family="table">
      <style:table-properties style:width="6.6931in" fo:margin-left="0in" fo:margin-right="0in" fo:margin-top="0.0833in" fo:margin-bottom="0.0833in" table:align="margins" style:may-break-between-rows="false"/>
    </style:style>
    <style:style style:name="Table181.A" style:family="table-column">
      <style:table-column-properties style:column-width="0.9292in" style:rel-column-width="9098*"/>
    </style:style>
    <style:style style:name="Table181.B" style:family="table-column">
      <style:table-column-properties style:column-width="5.7639in" style:rel-column-width="56437*"/>
    </style:style>
    <style:style style:name="Table1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2" style:family="table">
      <style:table-properties style:width="6.6931in" fo:margin-left="0in" fo:margin-right="0in" fo:margin-top="0.0833in" fo:margin-bottom="0.0833in" table:align="margins" style:may-break-between-rows="false"/>
    </style:style>
    <style:style style:name="Table182.A" style:family="table-column">
      <style:table-column-properties style:column-width="0.9292in" style:rel-column-width="9098*"/>
    </style:style>
    <style:style style:name="Table182.B" style:family="table-column">
      <style:table-column-properties style:column-width="5.7639in" style:rel-column-width="56437*"/>
    </style:style>
    <style:style style:name="Table1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3" style:family="table">
      <style:table-properties style:width="6.1986in" fo:margin-left="0.0083in" fo:margin-right="0.4861in" fo:margin-top="0.0396in" fo:margin-bottom="0.1576in" table:align="margins" fo:keep-with-next="auto"/>
    </style:style>
    <style:style style:name="Table183.A" style:family="table-column">
      <style:table-column-properties style:column-width="1.3826in" style:rel-column-width="14620*"/>
    </style:style>
    <style:style style:name="Table183.B" style:family="table-column">
      <style:table-column-properties style:column-width="1.7167in" style:rel-column-width="18147*"/>
    </style:style>
    <style:style style:name="Table183.C" style:family="table-column">
      <style:table-column-properties style:column-width="1.4174in" style:rel-column-width="14985*"/>
    </style:style>
    <style:style style:name="Table183.D" style:family="table-column">
      <style:table-column-properties style:column-width="1.6819in" style:rel-column-width="17783*"/>
    </style:style>
    <style:style style:name="Table183.A1" style:family="table-cell">
      <style:table-cell-properties fo:background-color="#e6e6e6" fo:padding="0.0382in" fo:border-left="none" fo:border-right="none" fo:border-top="0.0007in solid #000000" fo:border-bottom="0.0007in solid #000000">
        <style:background-image/>
      </style:table-cell-properties>
    </style:style>
    <style:style style:name="Table183.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3.B2" style:family="table-cell">
      <style:table-cell-properties fo:background-color="transparent" fo:padding="0.0382in" fo:border-left="none" fo:border-right="none" fo:border-top="none" fo:border-bottom="0.0007in solid #000000">
        <style:background-image/>
      </style:table-cell-properties>
    </style:style>
    <style:style style:name="Table183.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3.B3" style:family="table-cell">
      <style:table-cell-properties fo:background-color="#ffffff" fo:padding="0.0382in" fo:border-left="none" fo:border-right="none" fo:border-top="none" fo:border-bottom="0.0007in solid #000000">
        <style:background-image/>
      </style:table-cell-properties>
    </style:style>
    <style:style style:name="Table184" style:family="table">
      <style:table-properties style:width="3.4125in" fo:margin-left="1.2778in" fo:margin-right="2.0028in" fo:margin-top="0.1181in" fo:margin-bottom="0.1965in" table:align="margins" fo:keep-with-next="auto"/>
    </style:style>
    <style:style style:name="Table184.A" style:family="table-column">
      <style:table-column-properties style:column-width="1.6813in" style:rel-column-width="32285*"/>
    </style:style>
    <style:style style:name="Table184.B" style:family="table-column">
      <style:table-column-properties style:column-width="1.7313in" style:rel-column-width="33250*"/>
    </style:style>
    <style:style style:name="Table184.A1" style:family="table-cell">
      <style:table-cell-properties fo:background-color="#e6e6e6" fo:padding="0.0382in" fo:border-left="none" fo:border-right="none" fo:border-top="0.0007in solid #000000" fo:border-bottom="0.0007in solid #000000">
        <style:background-image/>
      </style:table-cell-properties>
    </style:style>
    <style:style style:name="Table184.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4.B2" style:family="table-cell">
      <style:table-cell-properties fo:background-color="transparent" fo:padding="0.0382in" fo:border-left="none" fo:border-right="none" fo:border-top="none" fo:border-bottom="0.0007in solid #000000">
        <style:background-image/>
      </style:table-cell-properties>
    </style:style>
    <style:style style:name="Table184.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4.B3" style:family="table-cell">
      <style:table-cell-properties fo:background-color="#ffffff" fo:padding="0.0382in" fo:border-left="none" fo:border-right="none" fo:border-top="none" fo:border-bottom="0.0007in solid #000000">
        <style:background-image/>
      </style:table-cell-properties>
    </style:style>
    <style:style style:name="Table186" style:family="table">
      <style:table-properties style:width="6.2111in" fo:margin-left="0.4743in" fo:margin-right="0.0076in" table:align="margins" style:may-break-between-rows="false"/>
    </style:style>
    <style:style style:name="Table186.A" style:family="table-column">
      <style:table-column-properties style:column-width="3.0826in" style:rel-column-width="32525*"/>
    </style:style>
    <style:style style:name="Table186.B" style:family="table-column">
      <style:table-column-properties style:column-width="3.1285in" style:rel-column-width="33010*"/>
    </style:style>
    <style:style style:name="Table187" style:family="table">
      <style:table-properties style:width="4.6306in" fo:margin-left="0.2708in" fo:margin-right="1.7917in" fo:margin-top="0.1181in" fo:margin-bottom="0in" table:align="margins" fo:keep-with-next="auto" style:may-break-between-rows="false"/>
    </style:style>
    <style:style style:name="Table187.A" style:family="table-column">
      <style:table-column-properties style:column-width="2.284in" style:rel-column-width="32326*"/>
    </style:style>
    <style:style style:name="Table187.B" style:family="table-column">
      <style:table-column-properties style:column-width="2.3465in" style:rel-column-width="33209*"/>
    </style:style>
    <style:style style:name="Table187.A1" style:family="table-cell">
      <style:table-cell-properties fo:background-color="#e6e6e6" fo:padding="0.0382in" fo:border-left="none" fo:border-right="none" fo:border-top="0.0007in solid #000000" fo:border-bottom="0.0007in solid #000000">
        <style:background-image/>
      </style:table-cell-properties>
    </style:style>
    <style:style style:name="Table187.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7.B2" style:family="table-cell">
      <style:table-cell-properties fo:background-color="transparent" fo:padding="0.0382in" fo:border-left="none" fo:border-right="none" fo:border-top="none" fo:border-bottom="0.0007in solid #000000">
        <style:background-image/>
      </style:table-cell-properties>
    </style:style>
    <style:style style:name="Table187.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87.B3" style:family="table-cell">
      <style:table-cell-properties fo:background-color="#ffffff" fo:padding="0.0382in" fo:border-left="none" fo:border-right="none" fo:border-top="none" fo:border-bottom="0.0007in solid #000000">
        <style:background-image/>
      </style:table-cell-properties>
    </style:style>
    <style:style style:name="Table188" style:family="table">
      <style:table-properties style:width="4.6236in" fo:margin-left="0.2708in" fo:margin-right="1.7986in" fo:margin-top="0.1181in" fo:margin-bottom="0.1965in" table:align="margins" fo:keep-with-next="always"/>
    </style:style>
    <style:style style:name="Table188.A" style:family="table-column">
      <style:table-column-properties style:column-width="2.284in" style:rel-column-width="32377*"/>
    </style:style>
    <style:style style:name="Table188.B" style:family="table-column">
      <style:table-column-properties style:column-width="2.3396in" style:rel-column-width="33158*"/>
    </style:style>
    <style:style style:name="Table188.A1" style:family="table-cell">
      <style:table-cell-properties fo:background-color="#e6e6e6" fo:padding="0.0382in" fo:border-left="none" fo:border-right="none" fo:border-top="0.0007in solid #000000" fo:border-bottom="0.0007in solid #000000">
        <style:background-image/>
      </style:table-cell-properties>
    </style:style>
    <style:style style:name="Table188.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8.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8.A3" style:family="table-cell">
      <style:table-cell-properties fo:background-color="#ffffff" fo:padding="0.0382in" fo:border-left="none" fo:border-right="none" fo:border-top="none" fo:border-bottom="0.0007in solid #000000">
        <style:background-image/>
      </style:table-cell-properties>
    </style:style>
    <style:style style:name="Table189" style:family="table">
      <style:table-properties style:width="6.0681in" fo:margin-left="0.2708in" fo:margin-right="0.3542in" fo:margin-top="0.1181in" fo:margin-bottom="0.1576in" table:align="margins" fo:keep-with-next="auto"/>
    </style:style>
    <style:style style:name="Table189.A" style:family="table-column">
      <style:table-column-properties style:column-width="2.9069in" style:rel-column-width="31396*"/>
    </style:style>
    <style:style style:name="Table189.B" style:family="table-column">
      <style:table-column-properties style:column-width="3.1611in" style:rel-column-width="34139*"/>
    </style:style>
    <style:style style:name="Table189.A1" style:family="table-cell">
      <style:table-cell-properties fo:background-color="#e6e6e6" fo:padding="0.0382in" fo:border-left="none" fo:border-right="none" fo:border-top="0.0007in solid #000000" fo:border-bottom="0.0007in solid #000000">
        <style:background-image/>
      </style:table-cell-properties>
    </style:style>
    <style:style style:name="Table189.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9.B2" style:family="table-cell">
      <style:table-cell-properties fo:background-color="transparent" fo:padding="0.0382in" fo:border-left="none" fo:border-right="none" fo:border-top="none" fo:border-bottom="0.0007in solid #000000">
        <style:background-image/>
      </style:table-cell-properties>
    </style:style>
    <style:style style:name="Table189.A3" style:family="table-cell">
      <style:table-cell-properties fo:background-color="#ffffff" fo:padding="0.0382in" fo:border-left="none" fo:border-right="none" fo:border-top="none" fo:border-bottom="0.0007in solid #000000">
        <style:background-image/>
      </style:table-cell-properties>
    </style:style>
    <style:style style:name="Table189.B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0" style:family="table">
      <style:table-properties style:width="6.6931in" fo:margin-left="0in" fo:margin-right="0in" fo:margin-top="0.1021in" fo:margin-bottom="0.0826in" table:align="margins" style:may-break-between-rows="false"/>
    </style:style>
    <style:style style:name="Table190.A" style:family="table-column">
      <style:table-column-properties style:column-width="0.9292in" style:rel-column-width="9098*"/>
    </style:style>
    <style:style style:name="Table190.B" style:family="table-column">
      <style:table-column-properties style:column-width="5.7639in" style:rel-column-width="56437*"/>
    </style:style>
    <style:style style:name="Table1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1" style:family="table">
      <style:table-properties style:width="5.7438in" fo:margin-left="0.2708in" fo:margin-right="0.6785in" fo:margin-top="0in" fo:margin-bottom="0.1181in" table:align="margins" fo:keep-with-next="always"/>
    </style:style>
    <style:style style:name="Table191.A" style:family="table-column">
      <style:table-column-properties style:column-width="4.2167in" style:rel-column-width="48115*"/>
    </style:style>
    <style:style style:name="Table191.B" style:family="table-column">
      <style:table-column-properties style:column-width="1.5271in" style:rel-column-width="17420*"/>
    </style:style>
    <style:style style:name="Table191.A1" style:family="table-cell">
      <style:table-cell-properties fo:background-color="#e6e6e6" fo:padding="0.0382in" fo:border-left="none" fo:border-right="none" fo:border-top="0.0007in solid #000000" fo:border-bottom="0.0007in solid #000000">
        <style:background-image/>
      </style:table-cell-properties>
    </style:style>
    <style:style style:name="Table191.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1.B2" style:family="table-cell">
      <style:table-cell-properties fo:background-color="#ffffff" fo:padding="0.0382in" fo:border-left="none" fo:border-right="none" fo:border-top="none" fo:border-bottom="0.0007in solid #000000">
        <style:background-image/>
      </style:table-cell-properties>
    </style:style>
    <style:style style:name="Table192" style:family="table">
      <style:table-properties style:width="6.6931in" fo:margin-left="0in" fo:margin-right="0in" fo:margin-top="0.0826in" fo:margin-bottom="0.1222in" table:align="margins" style:may-break-between-rows="false"/>
    </style:style>
    <style:style style:name="Table192.A" style:family="table-column">
      <style:table-column-properties style:column-width="0.9292in" style:rel-column-width="9098*"/>
    </style:style>
    <style:style style:name="Table192.B" style:family="table-column">
      <style:table-column-properties style:column-width="5.7639in" style:rel-column-width="56437*"/>
    </style:style>
    <style:style style:name="Table1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3" style:family="table">
      <style:table-properties style:width="5.7438in" fo:margin-left="0.2708in" fo:margin-right="0.6785in" fo:margin-top="0in" fo:margin-bottom="0.1576in" table:align="margins" fo:keep-with-next="auto" style:may-break-between-rows="false"/>
    </style:style>
    <style:style style:name="Table193.A" style:family="table-column">
      <style:table-column-properties style:column-width="4.2167in" style:rel-column-width="48115*"/>
    </style:style>
    <style:style style:name="Table193.B" style:family="table-column">
      <style:table-column-properties style:column-width="1.5271in" style:rel-column-width="17420*"/>
    </style:style>
    <style:style style:name="Table193.A1" style:family="table-cell">
      <style:table-cell-properties fo:background-color="#e6e6e6" fo:padding="0.0382in" fo:border-left="none" fo:border-right="none" fo:border-top="0.0007in solid #000000" fo:border-bottom="0.0007in solid #000000">
        <style:background-image/>
      </style:table-cell-properties>
    </style:style>
    <style:style style:name="Table193.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3.B2" style:family="table-cell">
      <style:table-cell-properties fo:background-color="#ffffff" fo:padding="0.0382in" fo:border-left="none" fo:border-right="none" fo:border-top="none" fo:border-bottom="0.0007in solid #000000">
        <style:background-image/>
      </style:table-cell-properties>
    </style:style>
    <style:style style:name="Table194" style:family="table">
      <style:table-properties style:width="5.7333in" fo:margin-left="0.2708in" fo:margin-right="0.6889in" fo:margin-top="0in" fo:margin-bottom="0.1181in" table:align="margins" fo:keep-with-next="always"/>
    </style:style>
    <style:style style:name="Table194.A" style:family="table-column">
      <style:table-column-properties style:column-width="4.2063in" style:rel-column-width="48080*"/>
    </style:style>
    <style:style style:name="Table194.B" style:family="table-column">
      <style:table-column-properties style:column-width="1.5271in" style:rel-column-width="17455*"/>
    </style:style>
    <style:style style:name="Table194.A1" style:family="table-cell">
      <style:table-cell-properties fo:background-color="#e6e6e6" fo:padding="0.0382in" fo:border-left="none" fo:border-right="none" fo:border-top="0.0007in solid #000000" fo:border-bottom="0.0007in solid #000000">
        <style:background-image/>
      </style:table-cell-properties>
    </style:style>
    <style:style style:name="Table194.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4.B2" style:family="table-cell">
      <style:table-cell-properties fo:background-color="#ffffff" fo:padding="0.0382in" fo:border-left="none" fo:border-right="none" fo:border-top="none" fo:border-bottom="0.0007in solid #000000">
        <style:background-image/>
      </style:table-cell-properties>
    </style:style>
    <style:style style:name="Table196" style:family="table">
      <style:table-properties style:width="6.6931in" fo:margin-left="0in" fo:margin-right="0in" fo:margin-top="0.1222in" fo:margin-bottom="0.0826in" table:align="margins" style:may-break-between-rows="false"/>
    </style:style>
    <style:style style:name="Table196.A" style:family="table-column">
      <style:table-column-properties style:column-width="0.9292in" style:rel-column-width="9098*"/>
    </style:style>
    <style:style style:name="Table196.B" style:family="table-column">
      <style:table-column-properties style:column-width="5.7639in" style:rel-column-width="56437*"/>
    </style:style>
    <style:style style:name="Table196.A1" style:family="table-cell">
      <style:table-cell-properties style:vertical-align="" fo:background-color="transparent" fo:padding="0.059in" fo:border-left="none" fo:border-right="none" fo:border-top="0.0139in solid #0084d1" fo:border-bottom="0.0139in solid #0084d1">
        <style:background-image/>
      </style:table-cell-properties>
    </style:style>
    <style:style style:name="Table196.B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7" style:family="table">
      <style:table-properties style:width="6.6931in" fo:margin-left="0in" fo:margin-right="0in" fo:margin-top="0.1222in" fo:margin-bottom="0.1611in" table:align="margins" style:may-break-between-rows="false"/>
    </style:style>
    <style:style style:name="Table197.A" style:family="table-column">
      <style:table-column-properties style:column-width="0.9292in" style:rel-column-width="9098*"/>
    </style:style>
    <style:style style:name="Table197.B" style:family="table-column">
      <style:table-column-properties style:column-width="5.7639in" style:rel-column-width="56437*"/>
    </style:style>
    <style:style style:name="Table1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8" style:family="table">
      <style:table-properties style:width="5.8431in" fo:margin-left="0.2708in" fo:margin-right="0.5792in" fo:margin-top="0.1181in" fo:margin-bottom="0.1965in" table:align="margins" fo:keep-with-next="always"/>
    </style:style>
    <style:style style:name="Table198.A" style:family="table-column">
      <style:table-column-properties style:column-width="4.2125in" style:rel-column-width="47246*"/>
    </style:style>
    <style:style style:name="Table198.B" style:family="table-column">
      <style:table-column-properties style:column-width="1.6306in" style:rel-column-width="18289*"/>
    </style:style>
    <style:style style:name="Table198.A1" style:family="table-cell">
      <style:table-cell-properties fo:background-color="#e6e6e6" fo:padding="0.0382in" fo:border-left="none" fo:border-right="none" fo:border-top="0.0007in solid #000000" fo:border-bottom="0.0007in solid #000000">
        <style:background-image/>
      </style:table-cell-properties>
    </style:style>
    <style:style style:name="Table198.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98.B2" style:family="table-cell">
      <style:table-cell-properties fo:background-color="transparent" fo:padding="0.0382in" fo:border-left="none" fo:border-right="none" fo:border-top="none" fo:border-bottom="0.0007in solid #000000">
        <style:background-image/>
      </style:table-cell-properties>
    </style:style>
    <style:style style:name="Table198.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8.B3" style:family="table-cell">
      <style:table-cell-properties fo:background-color="#ffffff" fo:padding="0.0382in" fo:border-left="none" fo:border-right="none" fo:border-top="none" fo:border-bottom="0.0007in solid #000000">
        <style:background-image/>
      </style:table-cell-properties>
    </style:style>
    <style:style style:name="Table199" style:family="table">
      <style:table-properties style:width="5.8313in" fo:margin-left="0.2708in" fo:margin-right="0.591in" fo:margin-top="0in" fo:margin-bottom="0.1181in" table:align="margins" fo:keep-with-next="always"/>
    </style:style>
    <style:style style:name="Table199.A" style:family="table-column">
      <style:table-column-properties style:column-width="4.2104in" style:rel-column-width="47318*"/>
    </style:style>
    <style:style style:name="Table199.B" style:family="table-column">
      <style:table-column-properties style:column-width="1.6208in" style:rel-column-width="18217*"/>
    </style:style>
    <style:style style:name="Table199.A1" style:family="table-cell">
      <style:table-cell-properties fo:background-color="#e6e6e6" fo:padding="0.0382in" fo:border-left="none" fo:border-right="none" fo:border-top="0.0007in solid #000000" fo:border-bottom="0.0007in solid #000000">
        <style:background-image/>
      </style:table-cell-properties>
    </style:style>
    <style:style style:name="Table199.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0" style:family="table">
      <style:table-properties style:width="6.6931in" fo:margin-top="0in" fo:margin-bottom="0.0785in" table:align="margins"/>
    </style:style>
    <style:style style:name="Table200.A" style:family="table-column">
      <style:table-column-properties style:column-width="5.9493in" style:rel-column-width="58251*"/>
    </style:style>
    <style:style style:name="Table200.B" style:family="table-column">
      <style:table-column-properties style:column-width="0.7438in" style:rel-column-width="7284*"/>
    </style:style>
    <style:style style:name="Table200.B1" style:family="table-cell">
      <style:table-cell-properties style:vertical-align="middle"/>
    </style:style>
    <style:style style:name="Table201" style:family="table">
      <style:table-properties style:width="6.6931in" fo:margin-top="0in" fo:margin-bottom="0.0396in" table:align="margins"/>
    </style:style>
    <style:style style:name="Table201.A" style:family="table-column">
      <style:table-column-properties style:column-width="5.9493in" style:rel-column-width="58251*"/>
    </style:style>
    <style:style style:name="Table201.B" style:family="table-column">
      <style:table-column-properties style:column-width="0.7438in" style:rel-column-width="7284*"/>
    </style:style>
    <style:style style:name="Table201.B1" style:family="table-cell">
      <style:table-cell-properties style:vertical-align="middle"/>
    </style:style>
    <style:style style:name="Table202" style:family="table">
      <style:table-properties style:width="6.6931in" fo:margin-left="0in" fo:margin-right="0in" fo:margin-top="0.0826in" fo:margin-bottom="0.1576in" table:align="margins" style:may-break-between-rows="false"/>
    </style:style>
    <style:style style:name="Table202.A" style:family="table-column">
      <style:table-column-properties style:column-width="0.9292in" style:rel-column-width="9098*"/>
    </style:style>
    <style:style style:name="Table202.B" style:family="table-column">
      <style:table-column-properties style:column-width="5.7639in" style:rel-column-width="56437*"/>
    </style:style>
    <style:style style:name="Table20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4pt"/>
    </style:style>
    <style:style style:name="P6" style:family="paragraph" style:parent-style-name="Table_20_Contents">
      <style:paragraph-properties fo:text-align="end" style:justify-single-word="false"/>
    </style:style>
    <style:style style:name="P7" style:family="paragraph" style:parent-style-name="OOoTextBody">
      <style:paragraph-properties loext:contextual-spacing="false"/>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style:page-number="auto" fo:keep-with-next="always"/>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fo:break-before="auto" fo:break-after="auto"/>
    </style:style>
    <style:style style:name="P12" style:family="paragraph" style:parent-style-name="OOoTextBody" style:master-page-name="">
      <style:paragraph-properties style:page-number="auto" fo:keep-with-next="auto"/>
    </style:style>
    <style:style style:name="P13" style:family="paragraph" style:parent-style-name="OOoTextBody_5f_ListIntro">
      <style:paragraph-properties loext:contextual-spacing="false" fo:margin-top="0.1181in" fo:margin-bottom="0.0429in"/>
    </style:style>
    <style:style style:name="P14" style:family="paragraph" style:parent-style-name="OOoFigure">
      <style:paragraph-properties fo:text-align="center" style:justify-single-word="false"/>
    </style:style>
    <style:style style:name="P15" style:family="paragraph" style:parent-style-name="OOoFigureCaption">
      <style:paragraph-properties fo:text-align="start" style:justify-single-word="false"/>
    </style:style>
    <style:style style:name="P16" style:family="paragraph" style:parent-style-name="OOoFigureCaption">
      <style:paragraph-properties fo:text-align="center" style:justify-single-word="false"/>
    </style:style>
    <style:style style:name="P17"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font-name="DejaVu Serif"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0" style:family="paragraph" style:parent-style-name="OOoTextBody" style:master-page-name="">
      <style:paragraph-properties loext:contextual-spacing="false" fo:margin-top="0in" fo:margin-bottom="0in" style:page-number="auto"/>
    </style:style>
    <style:style style:name="P21" style:family="paragraph" style:parent-style-name="OOoTextBody">
      <style:paragraph-properties loext:contextual-spacing="false" fo:margin-top="0.1181in" fo:margin-bottom="0.1181in"/>
    </style:style>
    <style:style style:name="P22" style:family="paragraph" style:parent-style-name="OOoTextBody">
      <style:paragraph-properties loext:contextual-spacing="false" fo:margin-top="0in" fo:margin-bottom="0.1181in"/>
    </style:style>
    <style:style style:name="P23" style:family="paragraph" style:parent-style-name="OOoTextBody">
      <style:paragraph-properties loext:contextual-spacing="false" fo:margin-top="0.1181in" fo:margin-bottom="0.122in"/>
    </style:style>
    <style:style style:name="P24" style:family="paragraph" style:parent-style-name="OOoTextBody" style:master-page-name="">
      <style:paragraph-properties loext:contextual-spacing="false" fo:margin-top="0.1181in" fo:margin-bottom="0.122in" style:page-number="auto" fo:keep-with-next="always"/>
    </style:style>
    <style:style style:name="P25" style:family="paragraph" style:parent-style-name="OOoFigure" style:master-page-name="">
      <style:paragraph-properties fo:margin-top="0.0429in" fo:margin-bottom="0.0429in" style:page-number="auto"/>
    </style:style>
    <style:style style:name="P26" style:family="paragraph" style:parent-style-name="OOoNum_20_123_20_Start" style:master-page-name="">
      <style:paragraph-properties style:page-number="auto" fo:keep-with-next="always"/>
    </style:style>
    <style:style style:name="P27" style:family="paragraph" style:parent-style-name="OOoNum_20_123_20_Cont." style:list-style-name="OOoNum_20_123"/>
    <style:style style:name="P28" style:family="paragraph" style:parent-style-name="OOoNum_20_123_20_End" style:list-style-name="OOoNum_20_123"/>
    <style:style style:name="P29" style:family="paragraph" style:parent-style-name="OOoHeading_20_2" style:master-page-name="">
      <style:paragraph-properties loext:contextual-spacing="false" fo:margin-top="0.2319in" fo:margin-bottom="0.0827in" style:page-number="auto"/>
    </style:style>
    <style:style style:name="P30" style:family="paragraph" style:parent-style-name="OOoHeading_20_2">
      <style:paragraph-properties loext:contextual-spacing="false" fo:margin-top="0.2319in" fo:margin-bottom="0.0827in"/>
    </style:style>
    <style:style style:name="P31" style:family="paragraph" style:parent-style-name="OOoHeading_20_2">
      <style:paragraph-properties loext:contextual-spacing="false" fo:margin-top="0.2717in" fo:margin-bottom="0.0827in"/>
    </style:style>
    <style:style style:name="P32" style:family="paragraph" style:parent-style-name="OOoHeading_20_2" style:master-page-name="">
      <style:paragraph-properties style:page-number="auto" fo:keep-with-next="always"/>
    </style:style>
    <style:style style:name="P33" style:family="paragraph" style:parent-style-name="OOoHeading_20_0" style:master-page-name="OOoPageStyle">
      <style:paragraph-properties style:page-number="auto"/>
    </style:style>
    <style:style style:name="P34" style:family="paragraph" style:parent-style-name="OOoHeading_20_1">
      <style:paragraph-properties loext:contextual-spacing="false" fo:margin-top="0.3154in" fo:margin-bottom="0.1256in"/>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style:font-name="DejaVu Serif" fo:font-size="11pt" fo:language="en" fo:country="US"/>
    </style:style>
    <style:style style:name="T6"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OOoFrame">
      <style:graphic-properties fo:margin-top="0in" fo:margin-bottom="0in" style:vertical-pos="middle" style:vertical-rel="baseline"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fo:padding="0in" fo:border="0.0008in solid #000000" style:shadow="none" style:mirror="none" fo:clip="rect(0in, 0in, 0.339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fo:padding="0in" fo:border="0.0008in solid #000000" style:shadow="none" style:mirror="none" fo:clip="rect(0in, 0in, 0.3937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shadow="none" style:mirror="none" fo:clip="rect(0in, 0in, 1.2201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1.7638in, 2.9925in, 1.7638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6" style:family="graphic" style:parent-style-name="Formula">
      <style:graphic-properties style:vertical-pos="middle" style:vertical-rel="text" style:horizontal-pos="from-left" style:horizontal-rel="paragraph-content" fo:background-color="#ffffff" style:background-transparency="100%" draw:ole-draw-aspect="1">
        <style:background-image/>
      </style:graphic-properties>
    </style:style>
    <style:style style:name="fr17"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Formula">
      <style:graphic-properties fo:margin-left="0.0783in" fo:margin-right="0in" style:wrap="parallel" style:number-wrapped-paragraphs="no-limit" style:wrap-contour="false" style:vertical-pos="middle" style:vertical-rel="text" style:horizontal-pos="from-left" style:horizontal-rel="paragraph-content" draw:ole-draw-aspect="1"/>
    </style:style>
    <style:style style:name="fr20" style:family="graphic" style:parent-style-name="Formula">
      <style:graphic-properties style:vertical-pos="from-top" style:horizontal-pos="from-left" style:horizontal-rel="paragraph-content" draw:ole-draw-aspect="1"/>
    </style:style>
    <style:style style:name="fr2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Chapter <text:span text:style-name="OOoChapterNumber">8 </text:span><text:line-break/>Getting Started with Math</text:h>
      <text:h text:style-name="OOoHeading_20_1" text:outline-level="2">What is Math?</text:h>
      <text:p text:style-name="P11">Math is Apache OpenOffice’s component for writing <text:alphabetical-index-mark-start text:id="IMark1518422120"/>mathematical equations<text:alphabetical-index-mark-end text:id="IMark1518422120"/>. It is most commonly used as an <text:alphabetical-index-mark-start text:id="IMark1518420728"/>equation editor<text:alphabetical-index-mark-end text:id="IMark1518420728"/> for text documents, but it can also be used with other types of documents or stand-alone. When used inside Writer, the equation is treated as an object inside the text document.</text:p>
      <table:table table:name="Table177" table:style-name="Table177">
        <table:table-column table:style-name="Table177.A"/>
        <table:table-column table:style-name="Table177.B"/>
        <table:table-row>
          <table:table-cell table:style-name="Table177.A1" office:value-type="string">
            <text:p text:style-name="OOoTip_2f_Note_2f_Caution">Note</text:p>
          </table:table-cell>
          <table:table-cell table:style-name="Table177.A1" office:value-type="string">
            <text:p text:style-name="OOoTableText">The equation editor is for writing equations in symbolic form, as in equation <text:sequence-ref text:reference-format="value" text:ref-name="refText0">1</text:sequence-ref>. If you want to evaluate a numeric value, see the <text:span text:style-name="OOoEmphasis">Calc Guide.</text:span></text:p>
          </table:table-cell>
        </table:table-row>
      </table:table>
      <text:p text:style-name="OOoFigure"><draw:frame draw:style-name="fr16" draw:name="Object_AOO41GS09_001" text:anchor-type="as-char" svg:width="2.0398in" svg:height="0.4783in" draw:z-index="0"><draw:object xlink:href="./Object 1" xlink:type="simple" xlink:show="embed" xlink:actuate="onLoad"/><draw:image xlink:href="./ObjectReplacements/Object 1" xlink:type="simple" xlink:show="embed" xlink:actuate="onLoad"/><svg:desc>formula</svg:desc></draw:frame></text:p>
      <text:h text:style-name="P34" text:outline-level="2">Getting Started</text:h>
      <text:p text:style-name="OOoTextBody">To insert an equation, choose <text:span text:style-name="OOoMenuPath">Insert &gt; Object &gt; Formula</text:span>.</text:p>
      <text:p text:style-name="OOoTextBody"><text:span text:style-name="OOoDefault">The </text:span><text:alphabetical-index-mark text:string-value="inserting" text:key1="equation"/><text:span text:style-name="OOoDefault">equation editor opens at the bottom of the screen, and the floating</text:span> <text:span text:style-name="T1">Elements</text:span> <text:span text:style-name="OOoDefault">window may appear. You will also see a small box with a gray border in your document, where the formula will be displayed. (See </text:span><text:span text:style-name="OOoDefault"><text:sequence-ref text:reference-format="category-and-value" text:ref-name="refFigure0">Figure 1</text:sequence-ref></text:span><text:span text:style-name="OOoDefault">.)</text:span></text:p>
      <text:h text:style-name="OOoHeading_20_1" text:outline-level="2"><text:soft-page-break/>Entering a Formula</text:h>
      <text:p text:style-name="P20"><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17" draw:name="Object_AOO41GS09_002" text:anchor-type="as-char" svg:width="0.1917in" svg:height="0.2146in" draw:z-index="21"><draw:object xlink:href="./Object 2" xlink:type="simple" xlink:show="embed" xlink:actuate="onLoad"/><draw:image xlink:href="./ObjectReplacements/Object 2" xlink:type="simple" xlink:show="embed" xlink:actuate="onLoad"/><svg:desc>formula</svg:desc></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17" draw:name="Object_AOO41GS09_003" text:anchor-type="as-char" svg:width="0.2043in" svg:height="0.3953in" draw:z-index="25"><draw:object xlink:href="./Object 3" xlink:type="simple" xlink:show="embed" xlink:actuate="onLoad"/><draw:image xlink:href="./ObjectReplacements/Object 3" xlink:type="simple" xlink:show="embed" xlink:actuate="onLoad"/><svg:desc>formula</svg:desc></draw:frame></text:span><text:span text:style-name="OOoDefault">.</text:span></text:p>
      <text:p text:style-name="OOoTextBody_5f_ListIntro">You can enter a formula in three ways:</text:p>
      <text:list xml:id="list7396733532368868902" text:style-name="OOoBullets_20_1">
        <text:list-item>
          <text:p text:style-name="OOoList_20_1_20_Start">Select a <text:alphabetical-index-mark text:string-value="mathematical symbols"/>symbol from the <text:span text:style-name="T1">Elements</text:span>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P14"><text:span text:style-name="OOoDefault"><draw:frame draw:style-name="fr1" draw:name="Figure_AOO41GS09_1" text:anchor-type="as-char" svg:width="5.9811in" draw:z-index="26"><draw:text-box fo:min-height="4.2846in"><text:p text:style-name="P15"><draw:frame draw:style-name="fr7" draw:name="AOO41GS09_001" text:anchor-type="paragraph" svg:width="5.9909in" svg:height="4.1327in" draw:z-index="27"><draw:image xlink:href="Pictures/100000000000026600000198D64E03F7.png" xlink:type="simple" xlink:show="embed" xlink:actuate="onLoad"/></draw:frame>Figure <text:sequence text:ref-name="refFigure0" text:name="Figure" text:formula="ooow:Figure+1" style:num-format="1">1</text:sequence>. Equation Editor, <text:span text:style-name="T1">Elements</text:span> window, and location of resulting equation.</text:p></draw:text-box></draw:frame></text:span></text:p>
      <text:p text:style-name="OOoTextBody">The context menu and the <text:span text:style-name="T1">Elements</text:span> window insert the markup corresponding to a symbol. This provides a convenient way to learn the <text:span text:style-name="T1">Math</text:span> markup.</text:p>
      <table:table table:name="Table179" table:style-name="Table179">
        <table:table-column table:style-name="Table179.A"/>
        <table:table-column table:style-name="Table179.B"/>
        <table:table-row>
          <table:table-cell table:style-name="Table179.A1" office:value-type="string">
            <text:p text:style-name="OOoTip_2f_Note_2f_Caution">Note</text:p>
          </table:table-cell>
          <table:table-cell table:style-name="Table179.A1" office:value-type="string">
            <text:p text:style-name="OOoTableText">Click on the document body to exit the formula editor.</text:p>
            <text:p text:style-name="OOoTableText">Double-click on a formula to enter the formula editor again.</text:p>
          </table:table-cell>
        </table:table-row>
      </table:table>
      <text:h text:style-name="OOoHeading_20_2" text:outline-level="3">The <text:span text:style-name="T1">Elements</text:span> Window</text:h>
      <text:p text:style-name="OOoTextBody">The simplest method for entering a formula is to use the <text:alphabetical-index-mark-start text:id="IMark1518351224" text:key1="equation editor"/><text:span text:style-name="T1">Elements</text:span> window<text:alphabetical-index-mark-end text:id="IMark1518351224"/>.</text:p>
      <text:p text:style-name="OOoFigure"><text:soft-page-break/><draw:frame draw:style-name="fr2" draw:name="Figure_AOO41GS09_2" text:anchor-type="as-char" svg:width="3.3472in" draw:z-index="28"><draw:text-box fo:min-height="2.9382in"><text:p text:style-name="OOoFigureCaption"><draw:frame draw:style-name="fr8" draw:name="AOO41GS09_002" text:anchor-type="as-char" svg:width="3.1472in" svg:height="2.7008in" draw:z-index="29"><draw:image xlink:href="Pictures/100002010000013D000001100C4081BF.png" xlink:type="simple" xlink:show="embed" xlink:actuate="onLoad"/></draw:frame></text:p><text:p text:style-name="OOoFigureCaption">Figure <text:sequence text:ref-name="refFigure1" text:name="Figure" text:formula="ooow:Figure+1" style:num-format="1">2</text:sequence>. Symbols are divided into categories</text:p></draw:text-box></draw:frame></text:p>
      <text:p text:style-name="P10">The <text:span text:style-name="T1">Elements</text:span> window is divided into two main parts.</text:p>
      <text:list xml:id="list36805333"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180" table:style-name="Table180">
        <table:table-column table:style-name="Table180.A"/>
        <table:table-column table:style-name="Table180.B"/>
        <table:table-row>
          <table:table-cell table:style-name="Table180.A1" office:value-type="string">
            <text:p text:style-name="OOoTip_2f_Note_2f_Caution">Tip</text:p>
          </table:table-cell>
          <table:table-cell table:style-name="Table180.A1" office:value-type="string">
            <text:p text:style-name="OOoTableText">You can hide or show the <text:span text:style-name="T1">Elements</text:span> window with <text:span text:style-name="OOoMenuPath">View &gt; Elements</text:span>.</text:p>
          </table:table-cell>
        </table:table-row>
      </table:table>
      <text:h text:style-name="OOoHeading_20_3" text:outline-level="4">Example 1:<draw:frame draw:style-name="fr18" draw:name="Object_AOO41GS09_004" text:anchor-type="as-char" svg:width="0.4457in" svg:height="0.2146in" draw:z-index="30"><draw:object xlink:href="./Object 4" xlink:type="simple" xlink:show="embed" xlink:actuate="onLoad"/><draw:image xlink:href="./ObjectReplacements/Object 4" xlink:type="simple" xlink:show="embed" xlink:actuate="onLoad"/><svg:desc>formula</svg:desc></draw:frame></text:h>
      <text:p text:style-name="OOoTextBody_5f_ListIntro">For this example we will enter a simple formula:<draw:frame draw:style-name="fr19" draw:name="Object_AOO41GS09_005" text:anchor-type="as-char" svg:width="0.4417in" svg:height="0.2146in" draw:z-index="31"><draw:object xlink:href="./Object 5" xlink:type="simple" xlink:show="embed" xlink:actuate="onLoad"/><draw:image xlink:href="./ObjectReplacements/Object 5" xlink:type="simple" xlink:show="embed" xlink:actuate="onLoad"/><svg:desc>formula</svg:desc></draw:frame>. On the <text:span text:style-name="T1">Elements</text:span> window:</text:p>
      <text:list xml:id="list7534763501532247635" text:style-name="OOoNum_20_123">
        <text:list-item text:start-value="1">
          <text:p text:style-name="OOoNum_20_123_20_Start">Select the top-left button of the categories (top) section.</text:p>
        </text:list-item>
        <text:list-item>
          <text:p text:style-name="OOoNum_20_123_20_End">Click on the multiplication symbol.</text:p>
        </text:list-item>
      </text:list>
      <text:p text:style-name="OOoFigure"><draw:frame draw:style-name="fr3" draw:name="Figure_AOO41GS09_3" text:anchor-type="as-char" svg:width="3.4091in" draw:z-index="32"><draw:text-box fo:min-height="3.1161in"><text:p text:style-name="OOoFigureCaption"><draw:frame draw:style-name="fr8" draw:name="AOO41GS09_003" text:anchor-type="as-char" svg:width="3.2937in" svg:height="2.8354in" draw:z-index="33"><draw:image xlink:href="Pictures/100002010000013C000001104F5FE3B1.png" xlink:type="simple" xlink:show="embed" xlink:actuate="onLoad"/></draw:frame></text:p><text:p text:style-name="OOoFigureCaption">Figure <text:sequence text:ref-name="refFigure2" text:name="Figure" text:formula="ooow:Figure+1" style:num-format="1">3</text:sequence>. Selecting the multiplication symbol</text:p></draw:text-box></draw:frame></text:p>
      <text:p text:style-name="OOoTextBody_5f_ListIntro"><text:soft-page-break/>When you select the multiplication symbol on the <text:span text:style-name="T1">Elements</text:span> window, two things happen:</text:p>
      <text:list xml:id="list28653088" text:style-name="OOoBullets_20_1">
        <text:list-item>
          <text:p text:style-name="OOoList_20_1_20_Start">The equation editor shows the markup:<draw:frame draw:style-name="fr18" draw:name="Object_AOO41GS09_006" text:anchor-type="as-char" svg:width="1.302in" svg:height="0.2146in" draw:z-index="34"><draw:object xlink:href="./Object 6" xlink:type="simple" xlink:show="embed" xlink:actuate="onLoad"/><draw:image xlink:href="./ObjectReplacements/Object 6" xlink:type="simple" xlink:show="embed" xlink:actuate="onLoad"/><svg:desc>formula</svg:desc></draw:frame></text:p>
        </text:list-item>
      </text:list>
      <text:list xml:id="list36826338" text:continue-list="list36805333" text:style-name="OOoBullets_20_1">
        <text:list-item>
          <text:p text:style-name="OOoList_20_1_20_End">The body of the document shows a gray box like this:<draw:frame draw:style-name="fr18" draw:name="Object_AOO41GS09_007" text:anchor-type="as-char" svg:width="0.5016in" svg:height="0.1839in" draw:z-index="35"><draw:object xlink:href="./Object 7" xlink:type="simple" xlink:show="embed" xlink:actuate="onLoad"/><draw:image xlink:href="./ObjectReplacements/Object 7" xlink:type="simple" xlink:show="embed" xlink:actuate="onLoad"/><svg:desc>formula</svg:desc></draw:frame></text:p>
        </text:list-item>
      </text:list>
      <text:p text:style-name="OOoFigure"><draw:frame draw:style-name="fr4" draw:name="Figure_AOO41GS09_4" text:anchor-type="as-char" svg:width="5.3626in" draw:z-index="36"><draw:text-box fo:min-height="2.1638in"><text:p text:style-name="OOoFigureCaption"><draw:frame draw:style-name="fr9" draw:name="AOO41GS09_004" text:anchor-type="as-char" svg:width="5.3626in" svg:height="1.8992in" draw:z-index="37"><draw:image xlink:href="Pictures/1000000000000265000000F2368209D0.png" xlink:type="simple" xlink:show="embed" xlink:actuate="onLoad"/></draw:frame></text:p><text:p text:style-name="OOoFigureCaption">Figure <text:sequence text:ref-name="refFigure3" text:name="Figure" text:formula="ooow:Figure+1" style:num-format="1">4</text:sequence>. Result of selecting the multiplication symbol</text:p></draw:text-box></draw:frame></text:p>
      <text:p text:style-name="OOoTextBody">The &lt;?&gt;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4">Figure 5</text:sequence-ref>.</text:p>
      <table:table table:name="Table181" table:style-name="Table181">
        <table:table-column table:style-name="Table181.A"/>
        <table:table-column table:style-name="Table181.B"/>
        <table:table-row>
          <table:table-cell table:style-name="Table181.A1" office:value-type="string">
            <text:p text:style-name="OOoTip_2f_Note_2f_Caution">Tip</text:p>
          </table:table-cell>
          <table:table-cell table:style-name="Table181.A1" office:value-type="string">
            <text:p text:style-name="OOoTableText">To keep the equation from updating automatically, choose <text:span text:style-name="OOoMenuPath">View &gt; AutoUpdate Display</text:span> from the menu bar. To update a formula manually, press <text:span text:style-name="OOoKeystroke">F9</text:span> or pick <text:span text:style-name="OOoMenuPath">View &gt; Update</text:span>.</text:p>
          </table:table-cell>
        </table:table-row>
      </table:table>
      <text:p text:style-name="OOoFigure"><draw:frame draw:style-name="fr4" draw:name="Figure_AOO41GS09_5" text:anchor-type="as-char" svg:width="6.3929in" draw:z-index="38"><draw:text-box fo:min-height="2.0925in"><text:p text:style-name="OOoFigureCaption"><draw:frame draw:style-name="fr10" draw:name="AOO41GS09_005" text:anchor-type="as-char" svg:width="6.3591in" svg:height="1.8846in" draw:z-index="39"><draw:image xlink:href="Pictures/1000000000000269000000D392D4FAD5.png" xlink:type="simple" xlink:show="embed" xlink:actuate="onLoad"/></draw:frame></text:p><text:p text:style-name="OOoFigureCaption">Figure <text:sequence text:ref-name="refFigure4" text:name="Figure" text:formula="ooow:Figure+1" style:num-format="1">5</text:sequence>. Result of entering 5 and 4 next to the times operator</text:p></draw:text-box></draw:frame></text:p>
      <text:h text:style-name="OOoHeading_20_2" text:outline-level="3"><text:alphabetical-index-mark text:string-value="right-click menu" text:key1="equation editor"/>Right-click (Context) Menu</text:h>
      <text:p text:style-name="OOoTextBody">Another way to access mathematical symbols is to right-click on the equation editor. This pops up the menu shown in <text:sequence-ref text:reference-format="category-and-value" text:ref-name="refFigure5">Figure 6</text:sequence-ref>. The items in this menu correspond exactly to those in the Elements window.</text:p>
      <text:p text:style-name="OOoFigure"><text:soft-page-break/><draw:frame draw:style-name="fr4" draw:name="Figure_AOO41GS09_6" text:anchor-type="as-char" svg:width="5.7028in" draw:z-index="40"><draw:text-box fo:min-height="3.8327in"><text:p text:style-name="OOoFigureCaption"><draw:frame draw:style-name="fr8" draw:name="AOO41GS09_006" text:anchor-type="as-char" svg:width="5.7028in" svg:height="3.6075in" draw:z-index="41"><draw:image xlink:href="Pictures/100000000000026A00000187B4F41D91.png" xlink:type="simple" xlink:show="embed" xlink:actuate="onLoad"/></draw:frame></text:p><text:p text:style-name="OOoFigureCaption">Figure <text:sequence text:ref-name="refFigure5" text:name="Figure" text:formula="ooow:Figure+1" style:num-format="1">6</text:sequence>. Right-click (Context) Menu</text:p></draw:text-box></draw:frame></text:p>
      <text:h text:style-name="OOoHeading_20_2" text:outline-level="3">Markup</text:h>
      <text:p text:style-name="OOoTextBody">You can type the <text:alphabetical-index-mark text:string-value="mathematical markup"/><text:alphabetical-index-mark-start text:id="IMark1518402932" text:key1="equation editor"/>markup<text:alphabetical-index-mark-end text:id="IMark1518402932"/> directly in the equation editor. For example, you can type <text:span text:style-name="OOoKeyboardInput">5 times 4</text:span> to obtain <draw:frame draw:style-name="fr17" draw:name="Object_AOO41GS09_008" text:anchor-type="as-char" svg:width="0.4417in" svg:height="0.2146in" draw:z-index="42"><draw:object xlink:href="./Object 8" xlink:type="simple" xlink:show="embed" xlink:actuate="onLoad"/><draw:image xlink:href="./ObjectReplacements/Object 8" xlink:type="simple" xlink:show="embed" xlink:actuate="onLoad"/><svg:desc>formula</svg:desc></draw:frame>. If you know the markup, this can be the fastest way to enter a formula.</text:p>
      <table:table table:name="Table182" table:style-name="Table182">
        <table:table-column table:style-name="Table182.A"/>
        <table:table-column table:style-name="Table182.B"/>
        <table:table-row>
          <table:table-cell table:style-name="Table182.A1" office:value-type="string">
            <text:p text:style-name="OOoTip_2f_Note_2f_Caution">Tip</text:p>
          </table:table-cell>
          <table:table-cell table:style-name="Table182.A1" office:value-type="string">
            <text:p text:style-name="OOoTableText">The formula markup resembles the way the formula reads in English.</text:p>
          </table:table-cell>
        </table:table-row>
      </table:table>
      <text:p text:style-name="P8">Below is a short list of common equations and their corresponding markup.</text:p>
      <table:table table:name="Table183" table:style-name="Table183">
        <table:table-column table:style-name="Table183.A"/>
        <table:table-column table:style-name="Table183.B"/>
        <table:table-column table:style-name="Table183.C"/>
        <table:table-column table:style-name="Table183.D"/>
        <table:table-header-rows>
          <table:table-row>
            <table:table-cell table:style-name="Table183.A1" office:value-type="string">
              <text:p text:style-name="P19">Display</text:p>
            </table:table-cell>
            <table:table-cell table:style-name="Table183.A1" office:value-type="string">
              <text:p text:style-name="P19">Command</text:p>
            </table:table-cell>
            <table:table-cell table:style-name="Table183.A1" office:value-type="string">
              <text:p text:style-name="P19">Display</text:p>
            </table:table-cell>
            <table:table-cell table:style-name="Table183.A1" office:value-type="string">
              <text:p text:style-name="P19">Command</text:p>
            </table:table-cell>
          </table:table-row>
        </table:table-header-rows>
        <table:table-row>
          <table:table-cell table:style-name="Table183.A2" office:value-type="string">
            <text:p text:style-name="P17"><draw:frame draw:style-name="fr18" draw:name="Object_AOO41GS09_010" text:anchor-type="as-char" svg:width="0.4484in" svg:height="0.2146in" draw:z-index="43"><draw:object xlink:href="./Object 9" xlink:type="simple" xlink:show="embed" xlink:actuate="onLoad"/><draw:image xlink:href="./ObjectReplacements/Object 9" xlink:type="simple" xlink:show="embed" xlink:actuate="onLoad"/><svg:desc>formula</svg:desc></draw:frame></text:p>
          </table:table-cell>
          <table:table-cell table:style-name="Table183.B2" office:value-type="string">
            <text:p text:style-name="P17">a = b</text:p>
          </table:table-cell>
          <table:table-cell table:style-name="Table183.B2" office:value-type="string">
            <text:p text:style-name="P18"><draw:frame draw:style-name="fr18" draw:name="Object_AOO41GS09_009" text:anchor-type="as-char" svg:width="0.3016in" svg:height="0.2311in" draw:z-index="44"><draw:object xlink:href="./Object 10" xlink:type="simple" xlink:show="embed" xlink:actuate="onLoad"/><draw:image xlink:href="./ObjectReplacements/Object 10" xlink:type="simple" xlink:show="embed" xlink:actuate="onLoad"/><svg:desc>formula</svg:desc></draw:frame></text:p>
          </table:table-cell>
          <table:table-cell table:style-name="Table183.B2" office:value-type="string">
            <text:p text:style-name="P17">sqrt {a}</text:p>
          </table:table-cell>
        </table:table-row>
        <table:table-row>
          <table:table-cell table:style-name="Table183.A3" office:value-type="string">
            <text:p text:style-name="P17"><draw:frame draw:style-name="fr18" draw:name="Object_AOO41GS09_011" text:anchor-type="as-char" svg:width="0.2465in" svg:height="0.2425in" draw:z-index="45"><draw:object xlink:href="./Object 11" xlink:type="simple" xlink:show="embed" xlink:actuate="onLoad"/><draw:image xlink:href="./ObjectReplacements/Object 11" xlink:type="simple" xlink:show="embed" xlink:actuate="onLoad"/><svg:desc>formula</svg:desc></draw:frame></text:p>
          </table:table-cell>
          <table:table-cell table:style-name="Table183.B3" office:value-type="string">
            <text:p text:style-name="P17">a^2</text:p>
          </table:table-cell>
          <table:table-cell table:style-name="Table183.B3" office:value-type="string">
            <text:p text:style-name="P17"><draw:frame draw:style-name="fr18" draw:name="Object_AOO41GS09_012" text:anchor-type="as-char" svg:width="0.2516in" svg:height="0.2437in" draw:z-index="46"><draw:object xlink:href="./Object 12" xlink:type="simple" xlink:show="embed" xlink:actuate="onLoad"/><draw:image xlink:href="./ObjectReplacements/Object 12" xlink:type="simple" xlink:show="embed" xlink:actuate="onLoad"/><svg:desc>formula</svg:desc></draw:frame></text:p>
          </table:table-cell>
          <table:table-cell table:style-name="Table183.B3" office:value-type="string">
            <text:p text:style-name="P17">a_n</text:p>
          </table:table-cell>
        </table:table-row>
        <table:table-row>
          <table:table-cell table:style-name="Table183.A2" office:value-type="string">
            <text:p text:style-name="P17"><draw:frame draw:style-name="fr18" draw:name="Object_AOO41GS09_013" text:anchor-type="as-char" svg:width="0.878in" svg:height="0.2917in" draw:z-index="47"><draw:object xlink:href="./Object 13" xlink:type="simple" xlink:show="embed" xlink:actuate="onLoad"/><draw:image xlink:href="./ObjectReplacements/Object 13" xlink:type="simple" xlink:show="embed" xlink:actuate="onLoad"/><svg:desc>formula</svg:desc></draw:frame></text:p>
          </table:table-cell>
          <table:table-cell table:style-name="Table183.B2" office:value-type="string">
            <text:p text:style-name="P17">int f(x) dx</text:p>
          </table:table-cell>
          <table:table-cell table:style-name="Table183.B2" office:value-type="string">
            <text:p text:style-name="P17"><draw:frame draw:style-name="fr20" draw:name="Object_AOO41GS09_014" text:anchor-type="as-char" svg:y="-0.1992in" svg:width="0.5134in" svg:height="0.2701in" draw:z-index="48"><draw:object xlink:href="./Object 14" xlink:type="simple" xlink:show="embed" xlink:actuate="onLoad"/><draw:image xlink:href="./ObjectReplacements/Object 14" xlink:type="simple" xlink:show="embed" xlink:actuate="onLoad"/><svg:desc>formula</svg:desc></draw:frame></text:p>
          </table:table-cell>
          <table:table-cell table:style-name="Table183.B2" office:value-type="string">
            <text:p text:style-name="P17">sum a_n</text:p>
          </table:table-cell>
        </table:table-row>
        <table:table-row>
          <table:table-cell table:style-name="Table183.A3" office:value-type="string">
            <text:p text:style-name="P17"><draw:frame draw:style-name="fr20" draw:name="Object_AOO41GS09_015" text:anchor-type="as-char" svg:y="-0.1736in" svg:width="0.4437in" svg:height="0.2161in" draw:z-index="49"><draw:object xlink:href="./Object 15" xlink:type="simple" xlink:show="embed" xlink:actuate="onLoad"/><draw:image xlink:href="./ObjectReplacements/Object 15" xlink:type="simple" xlink:show="embed" xlink:actuate="onLoad"/><svg:desc>formula</svg:desc></draw:frame></text:p>
          </table:table-cell>
          <table:table-cell table:style-name="Table183.B3" office:value-type="string">
            <text:p text:style-name="P17">a &lt;= b</text:p>
          </table:table-cell>
          <table:table-cell table:style-name="Table183.B3" office:value-type="string">
            <text:p text:style-name="P17"><draw:frame draw:style-name="fr18" draw:name="Object_AOO41GS09_016" text:anchor-type="as-char" svg:width="0.2252in" svg:height="0.2146in" draw:z-index="50"><draw:object xlink:href="./Object 16" xlink:type="simple" xlink:show="embed" xlink:actuate="onLoad"/><draw:image xlink:href="./ObjectReplacements/Object 16" xlink:type="simple" xlink:show="embed" xlink:actuate="onLoad"/><svg:desc>formula</svg:desc></draw:frame></text:p>
          </table:table-cell>
          <table:table-cell table:style-name="Table183.B3" office:value-type="string">
            <text:p text:style-name="P17">infinity</text:p>
          </table:table-cell>
        </table:table-row>
        <table:table-row>
          <table:table-cell table:style-name="Table183.B3" office:value-type="string">
            <text:p text:style-name="P18"><draw:frame draw:style-name="fr18" draw:name="Object_AOO41GS09_017" text:anchor-type="as-char" svg:width="0.4484in" svg:height="0.2146in" draw:z-index="51"><draw:object xlink:href="./Object 17" xlink:type="simple" xlink:show="embed" xlink:actuate="onLoad"/><draw:image xlink:href="./ObjectReplacements/Object 17" xlink:type="simple" xlink:show="embed" xlink:actuate="onLoad"/><svg:desc>formula</svg:desc></draw:frame></text:p>
          </table:table-cell>
          <table:table-cell table:style-name="Table183.B3" office:value-type="string">
            <text:p text:style-name="P17">a times b</text:p>
          </table:table-cell>
          <table:table-cell table:style-name="Table183.B3" office:value-type="string">
            <text:p text:style-name="P17"><draw:frame draw:style-name="fr18" draw:name="Object_AOO41GS09_018" text:anchor-type="as-char" svg:width="0.3626in" svg:height="0.2146in" draw:z-index="52"><draw:object xlink:href="./Object 18" xlink:type="simple" xlink:show="embed" xlink:actuate="onLoad"/><draw:image xlink:href="./ObjectReplacements/Object 18" xlink:type="simple" xlink:show="embed" xlink:actuate="onLoad"/><svg:desc>formula</svg:desc></draw:frame></text:p>
          </table:table-cell>
          <table:table-cell table:style-name="Table183.B3" office:value-type="string">
            <text:p text:style-name="P17">x cdot y</text:p>
          </table:table-cell>
        </table:table-row>
      </table:table>
      <text:h text:style-name="P29" text:outline-level="3"><text:soft-page-break/>Greek Characters</text:h>
      <text:p text:style-name="OOoTextBody_5f_ListIntro">Greek characters (<draw:frame draw:style-name="fr21" draw:name="Object_AOO41GS09_019" text:anchor-type="as-char" svg:y="-0.1736in" svg:width="0.8335in" svg:height="0.222in" draw:z-index="53"><draw:object xlink:href="./Object 19" xlink:type="simple" xlink:show="embed" xlink:actuate="onLoad"/><draw:image xlink:href="./ObjectReplacements/Object 19" xlink:type="simple" xlink:show="embed" xlink:actuate="onLoad"/><svg:desc>formula</svg:desc></draw:frame>, and so on) are common in mathematical formulas. <text:span text:style-name="OOoEmphasis">These characters are not available in the Elements window or on the right-click menu</text:span>. Fortunately, the markup for Greek characters is simple: Type a % sign followed by the name of the character, in English. (In localized versions of OpenOffice, these names are localized.)</text:p>
      <text:list xml:id="list36825087" text:continue-list="list28653088" text:style-name="OOoBullets_20_1">
        <text:list-item>
          <text:p text:style-name="OOoList_20_1_20_Start">To write a <text:span text:style-name="OOoEmphasis">lowercase</text:span> character, type the name of the character in lowercase.</text:p>
        </text:list-item>
      </text:list>
      <text:list xml:id="list36810622" text:continue-list="list36826338" text:style-name="OOoBullets_20_1">
        <text:list-item>
          <text:p text:style-name="OOoList_20_1_20_End">To write an <text:span text:style-name="OOoEmphasis">uppercase</text:span> character, type the name of the character in uppercase.</text:p>
        </text:list-item>
      </text:list>
      <text:p text:style-name="OOoTextBody">A complete table of Greek characters is provided in the <text:span text:style-name="OOoEmphasis">Math Guide</text:span>. See the table below for some examples.</text:p>
      <table:table table:name="Table184" table:style-name="Table184">
        <table:table-column table:style-name="Table184.A"/>
        <table:table-column table:style-name="Table184.B"/>
        <table:table-header-rows>
          <table:table-row>
            <table:table-cell table:style-name="Table184.A1" office:value-type="string">
              <text:p text:style-name="P19">Lowercase</text:p>
            </table:table-cell>
            <table:table-cell table:style-name="Table184.A1" office:value-type="string">
              <text:p text:style-name="P19">Uppercase</text:p>
            </table:table-cell>
          </table:table-row>
        </table:table-header-rows>
        <table:table-row>
          <table:table-cell table:style-name="Table184.A2" office:value-type="string">
            <text:p text:style-name="P17"><text:span text:style-name="OOoComputerCode">%alpha</text:span><text:span text:style-name="OOoComputerCode"><draw:frame draw:style-name="fr18" draw:name="Object_AOO41GS09_020" text:anchor-type="as-char" svg:width="0.5583in" svg:height="0.2146in" draw:z-index="54"><draw:object xlink:href="./Object 20" xlink:type="simple" xlink:show="embed" xlink:actuate="onLoad"/><draw:image xlink:href="./ObjectReplacements/Object 20" xlink:type="simple" xlink:show="embed" xlink:actuate="onLoad"/><svg:desc>formula</svg:desc></draw:frame></text:span></text:p>
          </table:table-cell>
          <table:table-cell table:style-name="Table184.B2" office:value-type="string">
            <text:p text:style-name="P17"><text:span text:style-name="OOoComputerCode">%ALPHA</text:span><text:span text:style-name="OOoComputerCode"><draw:frame draw:style-name="fr18" draw:name="Object_AOO41GS09_021" text:anchor-type="as-char" svg:width="0.578in" svg:height="0.2146in" draw:z-index="55"><draw:object xlink:href="./Object 21" xlink:type="simple" xlink:show="embed" xlink:actuate="onLoad"/><draw:image xlink:href="./ObjectReplacements/Object 21" xlink:type="simple" xlink:show="embed" xlink:actuate="onLoad"/><svg:desc>formula</svg:desc></draw:frame></text:span></text:p>
          </table:table-cell>
        </table:table-row>
        <table:table-row>
          <table:table-cell table:style-name="Table184.A3" office:value-type="string">
            <text:p text:style-name="P17"><text:span text:style-name="OOoComputerCode">%beta </text:span><text:span text:style-name="OOoComputerCode"><draw:frame draw:style-name="fr18" draw:name="Object_AOO41GS09_022" text:anchor-type="as-char" svg:width="0.552in" svg:height="0.2146in" draw:z-index="56"><draw:object xlink:href="./Object 22" xlink:type="simple" xlink:show="embed" xlink:actuate="onLoad"/><draw:image xlink:href="./ObjectReplacements/Object 22" xlink:type="simple" xlink:show="embed" xlink:actuate="onLoad"/><svg:desc>formula</svg:desc></draw:frame></text:span></text:p>
          </table:table-cell>
          <table:table-cell table:style-name="Table184.B3" office:value-type="string">
            <text:p text:style-name="P17"><text:span text:style-name="OOoComputerCode">%BETA </text:span><text:span text:style-name="OOoComputerCode"><draw:frame draw:style-name="fr18" draw:name="Object_AOO41GS09_023" text:anchor-type="as-char" svg:width="0.572in" svg:height="0.2146in" draw:z-index="57"><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184.A2" office:value-type="string">
            <text:p text:style-name="P17"><text:span text:style-name="OOoComputerCode">%gamma</text:span><text:span text:style-name="OOoComputerCode"><draw:frame draw:style-name="fr18" draw:name="Object_AOO41GS09_024" text:anchor-type="as-char" svg:width="0.5638in" svg:height="0.2146in" draw:z-index="58"><draw:object xlink:href="./Object 24" xlink:type="simple" xlink:show="embed" xlink:actuate="onLoad"/><draw:image xlink:href="./ObjectReplacements/Object 24" xlink:type="simple" xlink:show="embed" xlink:actuate="onLoad"/><svg:desc>formula</svg:desc></draw:frame></text:span></text:p>
          </table:table-cell>
          <table:table-cell table:style-name="Table184.B2" office:value-type="string">
            <text:p text:style-name="P17"><text:span text:style-name="OOoComputerCode">%GAMMA</text:span><text:span text:style-name="OOoComputerCode"><draw:frame draw:style-name="fr18" draw:name="Object_AOO41GS09_025" text:anchor-type="as-char" svg:width="0.5661in" svg:height="0.2146in" draw:z-index="59"><draw:object xlink:href="./Object 25" xlink:type="simple" xlink:show="embed" xlink:actuate="onLoad"/><draw:image xlink:href="./ObjectReplacements/Object 25" xlink:type="simple" xlink:show="embed" xlink:actuate="onLoad"/><svg:desc>formula</svg:desc></draw:frame></text:span></text:p>
          </table:table-cell>
        </table:table-row>
        <table:table-row>
          <table:table-cell table:style-name="Table184.B3" office:value-type="string">
            <text:p text:style-name="P17"><text:span text:style-name="OOoComputerCode">%psi <text:s/></text:span><text:span text:style-name="OOoComputerCode"><draw:frame draw:style-name="fr18" draw:name="Object_AOO41GS09_026" text:anchor-type="as-char" svg:width="0.5898in" svg:height="0.2146in" draw:z-index="60"><draw:object xlink:href="./Object 26" xlink:type="simple" xlink:show="embed" xlink:actuate="onLoad"/><draw:image xlink:href="./ObjectReplacements/Object 26" xlink:type="simple" xlink:show="embed" xlink:actuate="onLoad"/><svg:desc>formula</svg:desc></draw:frame></text:span></text:p>
          </table:table-cell>
          <table:table-cell table:style-name="Table184.B3" office:value-type="string">
            <text:p text:style-name="P17"><text:span text:style-name="OOoComputerCode">%PSI <text:s/></text:span><text:span text:style-name="OOoComputerCode"><draw:frame draw:style-name="fr18" draw:name="Object_AOO41GS09_027" text:anchor-type="as-char" svg:width="0.5925in" svg:height="0.2146in" draw:z-index="61"><draw:object xlink:href="./Object 27" xlink:type="simple" xlink:show="embed" xlink:actuate="onLoad"/><draw:image xlink:href="./ObjectReplacements/Object 27" xlink:type="simple" xlink:show="embed" xlink:actuate="onLoad"/><svg:desc>formula</svg:desc></draw:frame></text:span></text:p>
          </table:table-cell>
        </table:table-row>
        <table:table-row>
          <table:table-cell table:style-name="Table184.B2" office:value-type="string">
            <text:p text:style-name="P17"><text:span text:style-name="OOoComputerCode">%phi <text:s/></text:span><text:span text:style-name="OOoComputerCode"><draw:frame draw:style-name="fr18" draw:name="Object_AOO41GS09_028" text:anchor-type="as-char" svg:width="0.5799in" svg:height="0.2146in" draw:z-index="62"><draw:object xlink:href="./Object 28" xlink:type="simple" xlink:show="embed" xlink:actuate="onLoad"/><draw:image xlink:href="./ObjectReplacements/Object 28" xlink:type="simple" xlink:show="embed" xlink:actuate="onLoad"/><svg:desc>formula</svg:desc></draw:frame></text:span></text:p>
          </table:table-cell>
          <table:table-cell table:style-name="Table184.B2" office:value-type="string">
            <text:p text:style-name="P17"><text:span text:style-name="OOoComputerCode">%PHI <text:s/></text:span><text:span text:style-name="OOoComputerCode"><draw:frame draw:style-name="fr18" draw:name="Object_AOO41GS09_029" text:anchor-type="as-char" svg:width="0.5772in" svg:height="0.2146in" draw:z-index="63"><draw:object xlink:href="./Object 29" xlink:type="simple" xlink:show="embed" xlink:actuate="onLoad"/><draw:image xlink:href="./ObjectReplacements/Object 29" xlink:type="simple" xlink:show="embed" xlink:actuate="onLoad"/><svg:desc>formula</svg:desc></draw:frame></text:span></text:p>
          </table:table-cell>
        </table:table-row>
        <table:table-row>
          <table:table-cell table:style-name="Table184.B3" office:value-type="string">
            <text:p text:style-name="P17"><text:span text:style-name="OOoComputerCode">%theta</text:span><text:span text:style-name="OOoComputerCode"><draw:frame draw:style-name="fr18" draw:name="Object_AOO41GS09_030" text:anchor-type="as-char" svg:width="0.5453in" svg:height="0.2146in" draw:z-index="64"><draw:object xlink:href="./Object 30" xlink:type="simple" xlink:show="embed" xlink:actuate="onLoad"/><draw:image xlink:href="./ObjectReplacements/Object 30" xlink:type="simple" xlink:show="embed" xlink:actuate="onLoad"/><svg:desc>formula</svg:desc></draw:frame></text:span></text:p>
          </table:table-cell>
          <table:table-cell table:style-name="Table184.B3" office:value-type="string">
            <text:p text:style-name="P17"><text:span text:style-name="OOoComputerCode">%THETA</text:span><text:span text:style-name="OOoComputerCode"><draw:frame draw:style-name="fr18" draw:name="Object_AOO41GS09_031" text:anchor-type="as-char" svg:width="0.5929in" svg:height="0.2146in" draw:z-index="65"><draw:object xlink:href="./Object 31" xlink:type="simple" xlink:show="embed" xlink:actuate="onLoad"/><draw:image xlink:href="./ObjectReplacements/Object 31" xlink:type="simple" xlink:show="embed" xlink:actuate="onLoad"/><svg:desc>formula</svg:desc></draw:frame></text:span></text:p>
          </table:table-cell>
        </table:table-row>
      </table:table>
      <text:p text:style-name="OOoTextBody">Another way to enter Greek characters is by using the Symbols catalog window. Choose <text:span text:style-name="OOoMenuPath">Tools &gt; Catalog</text:span>. Under <text:span text:style-name="OOoEmphasis">Symbol set</text:span>, select <text:span text:style-name="OOoMenuPath">Greek</text:span> and double-click on a Greek letter from the list. The markup name of the character is shown below the list window.</text:p>
      <text:p text:style-name="OOoFigure"><draw:frame draw:style-name="fr1" draw:name="Figure_AOO41GS09_7" text:anchor-type="as-char" svg:width="6.4752in" draw:z-index="66"><draw:text-box fo:min-height="2.7425in"><text:p text:style-name="P16"><draw:frame draw:style-name="fr8" draw:name="AOO41GS09_007" text:anchor-type="as-char" svg:width="5.7457in" svg:height="2.5264in" draw:z-index="67"><draw:image xlink:href="Pictures/10000000000002660000010E28192F15.png" xlink:type="simple" xlink:show="embed" xlink:actuate="onLoad"/></draw:frame></text:p><text:p text:style-name="OOoFigureCaption">Figure <text:sequence text:ref-name="refFigure6" text:name="Figure" text:formula="ooow:Figure+1" style:num-format="1">7</text:sequence>. Symbols catalog—used for entering Greek characters and some special symbols.</text:p></draw:text-box></draw:frame></text:p>
      <text:h text:style-name="OOoHeading_20_3" text:outline-level="4">Example 2:<draw:frame draw:style-name="fr18" draw:name="Object_AOO41GS09_032" text:anchor-type="as-char" svg:width="1.2264in" svg:height="0.2146in" draw:z-index="68"><draw:object xlink:href="./Object 32" xlink:type="simple" xlink:show="embed" xlink:actuate="onLoad"/><draw:image xlink:href="./ObjectReplacements/Object 32" xlink:type="simple" xlink:show="embed" xlink:actuate="onLoad"/><svg:desc>formula</svg:desc></draw:frame></text:h>
      <text:p text:style-name="OOoTextBody_5f_ListIntro">For this example we will suppose that:</text:p>
      <text:list xml:id="list36817246" text:continue-list="list36825087" text:style-name="OOoBullets_20_1">
        <text:list-item>
          <text:p text:style-name="OOoList_20_1_20_Start">We want to enter the above formula (the value of pi rounded to 5 decimal places).</text:p>
        </text:list-item>
      </text:list>
      <text:list xml:id="list36805286" text:continue-list="list36810622" text:style-name="OOoBullets_20_1">
        <text:list-item>
          <text:p text:style-name="OOoList_20_1_20_Cont."><text:soft-page-break/>We know the name of the Greek character (pi).</text:p>
        </text:list-item>
      </text:list>
      <text:list xml:id="list36813411" text:continue-list="list36817246" text:style-name="OOoBullets_20_1">
        <text:list-item>
          <text:p text:style-name="OOoList_20_1_20_End">But we do not know the markup associated with the <draw:frame draw:style-name="fr17" draw:name="Object_AOO41GS09_033" text:anchor-type="as-char" svg:width="0.2425in" svg:height="0.2146in" draw:z-index="70"><draw:object xlink:href="./Object 33" xlink:type="simple" xlink:show="embed" xlink:actuate="onLoad"/><draw:image xlink:href="./ObjectReplacements/Object 33" xlink:type="simple" xlink:show="embed" xlink:actuate="onLoad"/><svg:desc>formula</svg:desc></draw:frame> symbol.</text:p>
        </text:list-item>
      </text:list>
      <text:p text:style-name="P21"><text:span text:style-name="OOoStrongEmphasis">Step 1</text:span>: Type <text:span text:style-name="OOoKeyboardInput">%</text:span> followed by the text <text:span text:style-name="OOoKeyboardInput">pi</text:span>. This displays the Greek character <draw:frame draw:style-name="fr17" draw:name="Object_AOO41GS09_034" text:anchor-type="as-char" svg:width="0.2201in" svg:height="0.2146in" draw:z-index="71"><draw:object xlink:href="./Object 34" xlink:type="simple" xlink:show="embed" xlink:actuate="onLoad"/><draw:image xlink:href="./ObjectReplacements/Object 34" xlink:type="simple" xlink:show="embed" xlink:actuate="onLoad"/><svg:desc>formula</svg:desc></draw:frame>.</text:p>
      <text:p text:style-name="P22"><text:span text:style-name="OOoStrongEmphasis">Step 2</text:span>: Open the <text:span text:style-name="T1">Elements</text:span> window (<text:span text:style-name="OOoMenuPath">View &gt; Elements</text:span>).</text:p>
      <text:p text:style-name="OOoTextBody"><text:span text:style-name="T2">Step 3</text:span>: The <draw:frame draw:style-name="fr17" draw:name="Object_AOO41GS09_035" text:anchor-type="as-char" svg:width="0.2425in" svg:height="0.2146in" draw:z-index="72"><draw:object xlink:href="./Object 35" xlink:type="simple" xlink:show="embed" xlink:actuate="onLoad"/><draw:image xlink:href="./ObjectReplacements/Object 35" xlink:type="simple" xlink:show="embed" xlink:actuate="onLoad"/><svg:desc>formula</svg:desc></draw:frame> symbol is a relation, so we click on the Relations button. If you hover the mouse over this button you see the tooltip <text:span text:style-name="OOoEmphasis">Relations</text:span> (<text:sequence-ref text:reference-format="category-and-value" text:ref-name="refFigure7">Figure 8</text:sequence-ref>).</text:p>
      <text:p text:style-name="OOoTextBody"><text:sequence-ref text:reference-format="category-and-value" text:ref-name="refFigure8">Figure 9</text:sequence-ref> shows the Elements window after clicking the Relations button. The symbol we want is circled.</text:p>
      <table:table table:name="Table186" table:style-name="Table186">
        <table:table-column table:style-name="Table186.A"/>
        <table:table-column table:style-name="Table186.B"/>
        <table:table-row>
          <table:table-cell office:value-type="string">
            <text:p text:style-name="P5"><draw:frame draw:style-name="fr11" draw:name="AOO41GS09_008" text:anchor-type="as-char" svg:width="1.8319in" svg:height="2.7583in" draw:z-index="75"><draw:image xlink:href="Pictures/10000000000000B60000011284DB9AA4.png" xlink:type="simple" xlink:show="embed" xlink:actuate="onLoad"/></draw:frame></text:p>
            <text:p text:style-name="OOoFigureCaption">Figure <text:sequence text:ref-name="refFigure7" text:name="Figure" text:formula="ooow:Figure+1" style:num-format="1">8</text:sequence>. Tool-tip indicates the <text:line-break/>Relations button.</text:p>
          </table:table-cell>
          <table:table-cell office:value-type="string">
            <text:p text:style-name="P5"><draw:frame draw:style-name="fr11" draw:name="AOO41GS09_009" text:anchor-type="as-char" svg:width="1.8835in" svg:height="3.1728in" draw:z-index="76"><draw:image xlink:href="Pictures/10000000000000B8000001369741FBF3.png" xlink:type="simple" xlink:show="embed" xlink:actuate="onLoad"/></draw:frame></text:p>
            <text:p text:style-name="OOoFigureCaption">Figure <text:sequence text:ref-name="refFigure8" text:name="Figure" text:formula="ooow:Figure+1" style:num-format="1">9</text:sequence>. After selecting Relations.</text:p>
          </table:table-cell>
        </table:table-row>
      </table:table>
      <text:p text:style-name="OOoTextBody"><text:span text:style-name="OOoStrongEmphasis">Step 4</text:span>: Click on the a<draw:frame draw:style-name="fr21" draw:name="Object_AOO41GS09_036" text:anchor-type="as-char" svg:y="-0.1736in" svg:width="0.2327in" svg:height="0.2161in" draw:z-index="77"><draw:object xlink:href="./Object 36" xlink:type="simple" xlink:show="embed" xlink:actuate="onLoad"/><draw:image xlink:href="./ObjectReplacements/Object 36" xlink:type="simple" xlink:show="embed" xlink:actuate="onLoad"/><svg:desc>formula</svg:desc></draw:frame>b symbol. The equation editor now shows the markup<text:line-break/><text:span text:style-name="OOoKeyboardInput">%pi&lt;?&gt; simeq &lt;?&gt;</text:span>.</text:p>
      <text:p text:style-name="P7"><text:span text:style-name="OOoStrongEmphasis">Step 5</text:span>: Delete the &lt;?&gt; text and add <text:span text:style-name="OOoKeyboardInput">3.14159</text:span> at the end of the equation. We end up with the markup<text:span text:style-name="T5"> </text:span><text:span text:style-name="OOoKeyboardInput">%pi simeq 3.14159</text:span>. The result is shown in <text:sequence-ref text:reference-format="category-and-value" text:ref-name="refFigure9">Figure 10</text:sequence-ref>.</text:p>
      <text:p text:style-name="OOoFigure"><draw:frame draw:style-name="fr4" draw:name="Figure_AOO41GS09_10" text:anchor-type="as-char" svg:width="6.011in" draw:z-index="78"><draw:text-box fo:min-height="2.2126in"><text:p text:style-name="OOoFigureCaption"><draw:frame draw:style-name="fr12" draw:name="AOO41GS09_010" text:anchor-type="as-char" svg:width="6.011in" svg:height="2.0043in" draw:z-index="79"><draw:image xlink:href="Pictures/100000000000026A000000D480DEC382.png" xlink:type="simple" xlink:show="embed" xlink:actuate="onLoad"/></draw:frame></text:p><text:p text:style-name="OOoFigureCaption">Figure <text:sequence text:ref-name="refFigure9" text:name="Figure" text:formula="ooow:Figure+1" style:num-format="1">10</text:sequence>. Final result</text:p></draw:text-box></draw:frame></text:p>
      <text:h text:style-name="OOoHeading_20_1" text:outline-level="2"><text:soft-page-break/>Customization</text:h>
      <text:h text:style-name="OOoHeading_20_2" text:outline-level="3">Formula Editor as a <text:alphabetical-index-mark text:string-value="See: equation editor" text:key1="formula editor"/><text:alphabetical-index-mark-start text:id="IMark1518402932" text:key1="equation editor"/>Floating Window<text:alphabetical-index-mark-end text:id="IMark1518402932"/></text:h>
      <text:p text:style-name="OOoTextBody_5f_ListIntro">The formula editor can cover a large part of the Writer window. To turn the formula editor into a floating window, do this:</text:p>
      <text:list xml:id="list36802531" text:continue-list="list7534763501532247635" text:style-name="OOoNum_20_123">
        <text:list-item text:start-value="1">
          <text:p text:style-name="OOoNum_20_123_20_Start">Hover the mouse over the editor frame, as shown in <text:sequence-ref text:reference-format="category-and-value" text:ref-name="refFigure10">Figure 11</text:sequence-ref>.</text:p>
        </text:list-item>
        <text:list-item>
          <text:p text:style-name="OOoNum_20_123_20_End">Hold down the <text:span text:style-name="OOoKeystroke">Ctrl</text:span> key and double-click.</text:p>
        </text:list-item>
      </text:list>
      <text:p text:style-name="P25"><draw:frame draw:style-name="fr5" draw:name="Figure_AOO41GS09_11" text:anchor-type="as-char" svg:width="3.8492in" draw:z-index="80"><draw:text-box fo:min-height="2.3409in"><text:p text:style-name="OOoFigureCaption"><draw:frame draw:style-name="fr7" draw:name="AOO41GS09_011" text:anchor-type="paragraph" svg:width="3.8283in" svg:height="1.7717in" draw:z-index="81"><draw:image xlink:href="Pictures/1000020100000192000000BAB3EC22B9.png" xlink:type="simple" xlink:show="embed" xlink:actuate="onLoad"/></draw:frame>Figure <text:sequence text:ref-name="refFigure10" text:name="Figure" text:formula="ooow:Figure+1" style:num-format="1">11</text:sequence>. Hold down the Ctrl key and double-click on the border of the formula editor to turn it into a floating window.</text:p></draw:text-box></draw:frame></text:p>
      <text:p text:style-name="OOoTextBody"><text:sequence-ref text:reference-format="category-and-value" text:ref-name="refFigure11">Figure 12</text:sequence-ref> shows the result. You can dock the floating window again by using the same steps. Hold down the <text:span text:style-name="OOoKeystroke">Ctrl</text:span> key and double-click the window frame.</text:p>
      <text:p text:style-name="OOoFigure"><draw:frame draw:style-name="fr5" draw:name="Figure_AOO41GS09_12" text:anchor-type="as-char" svg:width="3.4154in" draw:z-index="82"><draw:text-box fo:min-height="1.7862in"><text:p text:style-name="OOoFigureCaption"><draw:frame draw:style-name="fr11" draw:name="AOO41GS09_012" text:anchor-type="as-char" svg:width="3.4154in" svg:height="1.5035in" draw:z-index="83"><draw:image xlink:href="Pictures/100000000000015000000094DEB37928.png" xlink:type="simple" xlink:show="embed" xlink:actuate="onLoad"/></draw:frame></text:p><text:p text:style-name="OOoFigureCaption">Figure <text:sequence text:ref-name="refFigure11" text:name="Figure" text:formula="ooow:Figure+1" style:num-format="1">12</text:sequence>. Formula editor as a floating window</text:p></draw:text-box></draw:frame></text:p>
      <text:h text:style-name="OOoHeading_20_2" text:outline-level="3">How Can I Make a Formula Bigger?</text:h>
      <text:p text:style-name="OOoTextBody_5f_ListIntro">This is one of the most common questions people ask about Math. The answer is simple, but not intuitive:</text:p>
      <text:list xml:id="list36823825" text:continue-list="list36802531" text:style-name="OOoNum_20_123">
        <text:list-item text:start-value="1">
          <text:p text:style-name="OOoNum_20_123_20_Start">Start the formula editor and choose <text:span text:style-name="OOoMenuPath">Format &gt; Font size</text:span>.</text:p>
        </text:list-item>
      </text:list>
      <text:p text:style-name="OOoFigure"><text:soft-page-break/><draw:frame draw:style-name="fr1" draw:name="Figure_AOO41GS09_13" text:anchor-type="as-char" svg:width="3.3673in" draw:z-index="69"><draw:text-box fo:min-height="2.5299in"><text:p text:style-name="P16"><draw:frame draw:style-name="fr13" draw:name="AOO41GS09_013" text:anchor-type="as-char" svg:width="3.3189in" svg:height="2.1339in" draw:z-index="73"><draw:image xlink:href="Pictures/100000000000016200000148BBFE6565.png" xlink:type="simple" xlink:show="embed" xlink:actuate="onLoad"/></draw:frame></text:p><text:p text:style-name="P16">Figure <text:sequence text:ref-name="refFigure12" text:name="Figure" text:formula="ooow:Figure+1" style:num-format="1">13</text:sequence>. Changing the font size for a formula</text:p></draw:text-box></draw:frame></text:p>
      <text:list xml:id="list36821417" text:continue-numbering="true" text:style-name="OOoNum_20_123">
        <text:list-item>
          <text:p text:style-name="OOoNum_20_123_20_End">Select a larger <text:alphabetical-index-mark-start text:id="IMark1518337572" text:key1="equation editor"/>font size<text:alphabetical-index-mark-end text:id="IMark1518337572"/> under <text:span text:style-name="OOoEmphasis">Base size</text:span> (top-most entry).</text:p>
        </text:list-item>
      </text:list>
      <text:p text:style-name="OOoFigure"><draw:frame draw:style-name="fr4" draw:name="Figure_AOO41GS09_14" text:anchor-type="as-char" svg:width="4.311in" draw:z-index="74"><draw:text-box fo:min-height="2.8937in"><text:p text:style-name="OOoFigureCaption"><draw:frame draw:style-name="fr8" draw:name="AOO41GS09_014" text:anchor-type="as-char" svg:width="4.311in" svg:height="2.5508in" draw:z-index="84"><draw:image xlink:href="Pictures/10000000000001B900000105A9A38109.png" xlink:type="simple" xlink:show="embed" xlink:actuate="onLoad"/></draw:frame></text:p><text:p text:style-name="OOoFigureCaption">Figure <text:sequence text:ref-name="refFigure13" text:name="Figure" text:formula="ooow:Figure+1" style:num-format="1">14</text:sequence>. Edit Base size (top) to make a formula bigger</text:p></draw:text-box></draw:frame></text:p>
      <text:p text:style-name="OOoTextBody">The result of this change is illustrated in <text:sequence-ref text:reference-format="category-and-value" text:ref-name="refFigure14">Figure 15</text:sequence-ref>.</text:p>
      <text:p text:style-name="OOoFigure"><draw:frame draw:style-name="fr4" draw:name="Figure_AOO41GS09_15" text:anchor-type="as-char" svg:width="3.5083in" draw:z-index="85"><draw:text-box fo:min-height="1.2484in"><text:p text:style-name="OOoFigureCaption"><draw:frame draw:style-name="fr14" draw:name="AOO41GS09_015" text:anchor-type="paragraph" svg:x="0in" svg:y="0in" svg:width="3.028in" svg:height="0.902in" draw:z-index="86"><draw:image xlink:href="Pictures/100000000000021B0000018E7B45F339.png" xlink:type="simple" xlink:show="embed" xlink:actuate="onLoad"/></draw:frame>Figure <text:sequence text:ref-name="refFigure14" text:name="Figure" text:formula="ooow:Figure+1" style:num-format="1">15</text:sequence>. Result of changing the base font size</text:p></draw:text-box></draw:frame></text:p>
      <text:h text:style-name="OOoHeading_20_1" text:outline-level="2"><text:alphabetical-index-mark text:string-value="formula layout" text:key1="equation editor"/><text:alphabetical-index-mark text:string-value="formula layout"/>Formula Layout</text:h>
      <text:p text:style-name="P9">The most difficult part of using Math comes when writing complicated formulas. This section provides some advice.</text:p>
      <text:h text:style-name="OOoHeading_20_2" text:outline-level="3">Brackets Are Your Friends</text:h>
      <text:p text:style-name="OOoTextBody">Math knows nothing about order of operation. You must use <text:alphabetical-index-mark text:string-value="brackets (Math)"/><text:alphabetical-index-mark-start text:id="IMark1518337140" text:key1="equation editor"/>brackets<text:alphabetical-index-mark-end text:id="IMark1518337140"/> to state the order of operations explicitly. Consider the following example.</text:p>
      <table:table table:name="Table187" table:style-name="Table187">
        <table:table-column table:style-name="Table187.A"/>
        <table:table-column table:style-name="Table187.B"/>
        <text:soft-page-break/>
        <table:table-row>
          <table:table-cell table:style-name="Table187.A1" office:value-type="string">
            <text:p text:style-name="P19">Markup</text:p>
          </table:table-cell>
          <table:table-cell table:style-name="Table187.A1" office:value-type="string">
            <text:p text:style-name="P19">Result</text:p>
          </table:table-cell>
        </table:table-row>
        <table:table-row>
          <table:table-cell table:style-name="Table187.A2" office:value-type="string">
            <text:p text:style-name="P17"><text:span text:style-name="OOoComputerCode">2 over <text:s/>x + 1</text:span></text:p>
          </table:table-cell>
          <table:table-cell table:style-name="Table187.B2" office:value-type="string">
            <text:p text:style-name="P17"><draw:frame draw:style-name="fr18" draw:name="Object_AOO41GS09_037" text:anchor-type="as-char" svg:width="0.4898in" svg:height="0.4591in" draw:z-index="1"><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187.A3" office:value-type="string">
            <text:p text:style-name="P17"><text:span text:style-name="OOoComputerCode">2 over {x + 1}</text:span></text:p>
          </table:table-cell>
          <table:table-cell table:style-name="Table187.B3" office:value-type="string">
            <text:p text:style-name="P17"><draw:frame draw:style-name="fr18" draw:name="Object_AOO41GS09_038" text:anchor-type="as-char" svg:width="0.4882in" svg:height="0.4575in" draw:z-index="2"><draw:object xlink:href="./Object 38" xlink:type="simple" xlink:show="embed" xlink:actuate="onLoad"/><draw:image xlink:href="./ObjectReplacements/Object 38" xlink:type="simple" xlink:show="embed" xlink:actuate="onLoad"/><svg:desc>formula</svg:desc></draw:frame></text:p>
          </table:table-cell>
        </table:table-row>
      </table:table>
      <text:h text:style-name="P31" text:outline-level="3"><text:alphabetical-index-mark text:string-value="equations over more than one line" text:key1="equation editor"/>Equations Over More Than One Line</text:h>
      <text:p text:style-name="OOoTextBody">Suppose you want to type an equation covering more than one line. For example:<draw:frame draw:style-name="fr18" draw:name="Object_AOO41GS09_039" text:anchor-type="as-char" svg:width="0.4575in" svg:height="0.439in" draw:z-index="3"><draw:object xlink:href="./Object 39" xlink:type="simple" xlink:show="embed" xlink:actuate="onLoad"/><draw:image xlink:href="./ObjectReplacements/Object 39" xlink:type="simple" xlink:show="embed" xlink:actuate="onLoad"/><svg:desc>formula</svg:desc></draw:frame></text:p>
      <text:p text:style-name="OOoTextBody">Your first reaction would be to simply press the <text:span text:style-name="OOoKeystroke">Enter</text:span> key. However, if you press the <text:span text:style-name="OOoKeystroke">Enter</text:span> key, though the markup goes to a new line, the resulting equation does not. You must type the newline command explicitly. This is illustrated in the table below.</text:p>
      <table:table table:name="Table188" table:style-name="Table188">
        <table:table-column table:style-name="Table188.A"/>
        <table:table-column table:style-name="Table188.B"/>
        <table:table-header-rows>
          <table:table-row>
            <table:table-cell table:style-name="Table188.A1" office:value-type="string">
              <text:p text:style-name="P19">Markup</text:p>
            </table:table-cell>
            <table:table-cell table:style-name="Table188.A1" office:value-type="string">
              <text:p text:style-name="P19">Result</text:p>
            </table:table-cell>
          </table:table-row>
        </table:table-header-rows>
        <table:table-row>
          <table:table-cell table:style-name="Table188.A2" office:value-type="string">
            <text:p text:style-name="P17"><text:span text:style-name="OOoComputerCode">x = 3</text:span></text:p>
            <text:p text:style-name="P17"><text:span text:style-name="OOoComputerCode">y = 1</text:span></text:p>
          </table:table-cell>
          <table:table-cell table:style-name="Table188.B2" office:value-type="string">
            <text:p text:style-name="P17"><draw:frame draw:style-name="fr18" draw:name="Object_AOO41GS09_040" text:anchor-type="as-char" svg:width="0.8492in" svg:height="0.2146in" draw:z-index="4"><draw:object xlink:href="./Object 40" xlink:type="simple" xlink:show="embed" xlink:actuate="onLoad"/><draw:image xlink:href="./ObjectReplacements/Object 40" xlink:type="simple" xlink:show="embed" xlink:actuate="onLoad"/><svg:desc>formula</svg:desc></draw:frame></text:p>
          </table:table-cell>
        </table:table-row>
        <table:table-row>
          <table:table-cell table:style-name="Table188.A3" office:value-type="string">
            <text:p text:style-name="P17"><text:span text:style-name="OOoComputerCode">x = 3 newline</text:span></text:p>
            <text:p text:style-name="P17"><text:span text:style-name="OOoComputerCode">y = 1</text:span></text:p>
          </table:table-cell>
          <table:table-cell table:style-name="Table188.A3" office:value-type="string">
            <text:p text:style-name="P17"><draw:frame draw:style-name="fr18" draw:name="Object_AOO41GS09_041" text:anchor-type="as-char" svg:width="0.4575in" svg:height="0.439in" draw:z-index="5"><draw:object xlink:href="./Object 41" xlink:type="simple" xlink:show="embed" xlink:actuate="onLoad"/><draw:image xlink:href="./ObjectReplacements/Object 41" xlink:type="simple" xlink:show="embed" xlink:actuate="onLoad"/><svg:desc>formula</svg:desc></draw:frame></text:p>
          </table:table-cell>
        </table:table-row>
      </table:table>
      <text:h text:style-name="P32" text:outline-level="3">How do I Add <text:alphabetical-index-mark text:string-value="limits to sum/integral"/>Limits to My Sum/Integral?</text:h>
      <text:p text:style-name="P12">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 Remember that subscripts are indicated with _ and superscripts are indicated with ^.</text:p>
      <table:table table:name="Table189" table:style-name="Table189">
        <table:table-column table:style-name="Table189.A"/>
        <table:table-column table:style-name="Table189.B"/>
        <table:table-header-rows>
          <table:table-row>
            <table:table-cell table:style-name="Table189.A1" office:value-type="string">
              <text:p text:style-name="P19">Markup</text:p>
            </table:table-cell>
            <table:table-cell table:style-name="Table189.A1" office:value-type="string">
              <text:p text:style-name="P19">Result</text:p>
            </table:table-cell>
          </table:table-row>
        </table:table-header-rows>
        <table:table-row>
          <table:table-cell table:style-name="Table189.A2" office:value-type="string">
            <text:p text:style-name="P17"><text:span text:style-name="OOoComputerCode">sum from k = 1 to n a_k</text:span></text:p>
          </table:table-cell>
          <table:table-cell table:style-name="Table189.B2" office:value-type="string">
            <text:p text:style-name="P17"><draw:frame draw:style-name="fr18" draw:name="Object_AOO41GS09_042" text:anchor-type="as-char" svg:width="0.5063in" svg:height="0.5228in" draw:z-index="6"><draw:object xlink:href="./Object 42" xlink:type="simple" xlink:show="embed" xlink:actuate="onLoad"/><draw:image xlink:href="./ObjectReplacements/Object 42" xlink:type="simple" xlink:show="embed" xlink:actuate="onLoad"/><svg:desc>formula</svg:desc></draw:frame></text:p>
          </table:table-cell>
        </table:table-row>
        <table:table-row>
          <table:table-cell table:style-name="Table189.A3" office:value-type="string">
            <text:p text:style-name="P17"><text:span text:style-name="OOoComputerCode">int from 0 to x f(t) dt</text:span></text:p>
            <text:p text:style-name="P17">or </text:p>
            <text:p text:style-name="P17"><text:span text:style-name="OOoComputerCode">int_0^x f(t) dt</text:span></text:p>
          </table:table-cell>
          <table:table-cell table:style-name="Table189.B3" office:value-type="string">
            <text:p text:style-name="P17"><draw:frame draw:style-name="fr18" draw:name="Object_AOO41GS09_043" text:anchor-type="as-char" svg:width="0.8075in" svg:height="0.5516in" draw:z-index="7"><draw:object xlink:href="./Object 43" xlink:type="simple" xlink:show="embed" xlink:actuate="onLoad"/><draw:image xlink:href="./ObjectReplacements/Object 43" xlink:type="simple" xlink:show="embed" xlink:actuate="onLoad"/><svg:desc>formula</svg:desc></draw:frame><text:span text:style-name="T3"> or </text:span><text:s/><draw:frame draw:style-name="fr18" draw:name="Object_AOO41GS09_044" text:anchor-type="as-char" svg:width="0.872in" svg:height="0.3661in" draw:z-index="8"><draw:object xlink:href="./Object 44" xlink:type="simple" xlink:show="embed" xlink:actuate="onLoad"/><draw:image xlink:href="./ObjectReplacements/Object 44" xlink:type="simple" xlink:show="embed" xlink:actuate="onLoad"/><svg:desc>formula</svg:desc></draw:frame></text:p>
          </table:table-cell>
        </table:table-row>
        <table:table-row>
          <table:table-cell table:style-name="Table189.A2" office:value-type="string">
            <text:p text:style-name="P17"><text:span text:style-name="OOoComputerCode">int from Re f</text:span></text:p>
          </table:table-cell>
          <table:table-cell table:style-name="Table189.B2" office:value-type="string">
            <text:p text:style-name="P17"><draw:frame draw:style-name="fr18" draw:name="Object_AOO41GS09_045" text:anchor-type="as-char" svg:width="0.3626in" svg:height="0.4098in" draw:z-index="9"><draw:object xlink:href="./Object 45" xlink:type="simple" xlink:show="embed" xlink:actuate="onLoad"/><draw:image xlink:href="./ObjectReplacements/Object 45" xlink:type="simple" xlink:show="embed" xlink:actuate="onLoad"/><svg:desc>formula</svg:desc></draw:frame></text:p>
          </table:table-cell>
        </table:table-row>
        <table:table-row>
          <table:table-cell table:style-name="Table189.B3" office:value-type="string">
            <text:p text:style-name="P17"><text:span text:style-name="OOoComputerCode">sum to infinity 2^{-n}</text:span></text:p>
          </table:table-cell>
          <table:table-cell table:style-name="Table189.A3" office:value-type="string">
            <text:p text:style-name="P17"><draw:frame draw:style-name="fr18" draw:name="Object_AOO41GS09_046" text:anchor-type="as-char" svg:width="0.5898in" svg:height="0.3264in" draw:z-index="10"><draw:object xlink:href="./Object 46" xlink:type="simple" xlink:show="embed" xlink:actuate="onLoad"/><draw:image xlink:href="./ObjectReplacements/Object 46" xlink:type="simple" xlink:show="embed" xlink:actuate="onLoad"/><svg:desc>formula</svg:desc></draw:frame></text:p>
          </table:table-cell>
        </table:table-row>
      </table:table>
      <table:table table:name="Table190" table:style-name="Table190">
        <table:table-column table:style-name="Table190.A"/>
        <table:table-column table:style-name="Table190.B"/>
        <table:table-row>
          <table:table-cell table:style-name="Table190.A1" office:value-type="string">
            <text:p text:style-name="OOoTip_2f_Note_2f_Caution">Note</text:p>
          </table:table-cell>
          <table:table-cell table:style-name="Table190.A1" office:value-type="string">
            <text:p text:style-name="OOoTableText">For more details on integrals and sums, see the <text:span text:style-name="OOoEmphasis">Math Guide</text:span>.</text:p>
          </table:table-cell>
        </table:table-row>
      </table:table>
      <text:h text:style-name="P30" text:outline-level="3"><text:soft-page-break/>Brackets with Matrices Look Ugly!</text:h>
      <text:p text:style-name="P8">For background, we start with an overview of the <text:alphabetical-index-mark text:string-value="matrix markup (Math)"/><text:alphabetical-index-mark text:string-value="matrix markup" text:key1="equation editor"/>matrix command.</text:p>
      <table:table table:name="Table191" table:style-name="Table191">
        <table:table-column table:style-name="Table191.A"/>
        <table:table-column table:style-name="Table191.B"/>
        <table:table-header-rows>
          <table:table-row>
            <table:table-cell table:style-name="Table191.A1" office:value-type="string">
              <text:p text:style-name="P19">Markup</text:p>
            </table:table-cell>
            <table:table-cell table:style-name="Table191.A1" office:value-type="string">
              <text:p text:style-name="P19">Result</text:p>
            </table:table-cell>
          </table:table-row>
        </table:table-header-rows>
        <table:table-row>
          <table:table-cell table:style-name="Table191.A2" office:value-type="string">
            <text:p text:style-name="P17"><text:span text:style-name="OOoComputerCode">matrix { a # b ## c # d }</text:span></text:p>
          </table:table-cell>
          <table:table-cell table:style-name="Table191.B2" office:value-type="string">
            <text:p text:style-name="P17"><draw:frame draw:style-name="fr18" draw:name="Object_AOO41GS09_047" text:anchor-type="as-char" svg:width="0.4693in" svg:height="0.4638in" draw:z-index="11"><draw:object xlink:href="./Object 47" xlink:type="simple" xlink:show="embed" xlink:actuate="onLoad"/><draw:image xlink:href="./ObjectReplacements/Object 47" xlink:type="simple" xlink:show="embed" xlink:actuate="onLoad"/><svg:desc>formula</svg:desc></draw:frame></text:p>
          </table:table-cell>
        </table:table-row>
      </table:table>
      <table:table table:name="Table192" table:style-name="Table192">
        <table:table-column table:style-name="Table192.A"/>
        <table:table-column table:style-name="Table192.B"/>
        <table:table-row>
          <table:table-cell table:style-name="Table192.A1" office:value-type="string">
            <text:p text:style-name="OOoTip_2f_Note_2f_Caution">Note</text:p>
          </table:table-cell>
          <table:table-cell table:style-name="Table192.A1" office:value-type="string">
            <text:p text:style-name="OOoTableText">Rows are separated by two #’s and entries within each row are separated by one #.</text:p>
          </table:table-cell>
        </table:table-row>
      </table:table>
      <text:p text:style-name="P8">The first problem people have with matrices is that brackets do not scale with the matrix.</text:p>
      <table:table table:name="Table193" table:style-name="Table193">
        <table:table-column table:style-name="Table193.A"/>
        <table:table-column table:style-name="Table193.B"/>
        <table:table-header-rows>
          <table:table-row>
            <table:table-cell table:style-name="Table193.A1" office:value-type="string">
              <text:p text:style-name="P19">Markup</text:p>
            </table:table-cell>
            <table:table-cell table:style-name="Table193.A1" office:value-type="string">
              <text:p text:style-name="P19">Result</text:p>
            </table:table-cell>
          </table:table-row>
        </table:table-header-rows>
        <table:table-row>
          <table:table-cell table:style-name="Table193.A2" office:value-type="string">
            <text:p text:style-name="P17"><text:span text:style-name="OOoComputerCode">( <text:s/>matrix { a # b ## c # d } <text:s/>) </text:span></text:p>
          </table:table-cell>
          <table:table-cell table:style-name="Table193.B2" office:value-type="string">
            <text:p text:style-name="P17"><draw:frame draw:style-name="fr20" draw:name="Object_AOO41GS09_048" text:anchor-type="as-char" svg:y="-0.2898in" svg:width="0.6382in" svg:height="0.4661in" draw:z-index="12"><draw:object xlink:href="./Object 48" xlink:type="simple" xlink:show="embed" xlink:actuate="onLoad"/><draw:image xlink:href="./ObjectReplacements/Object 48" xlink:type="simple" xlink:show="embed" xlink:actuate="onLoad"/><svg:desc>formula</svg:desc></draw:frame></text:p>
          </table:table-cell>
        </table:table-row>
      </table:table>
      <text:p text:style-name="OOoTextBody">Math provides scalable brackets. That is, the brackets grow in size to match the size of their contents. Use the commands <text:span text:style-name="OOoEmphasis">left (</text:span>and <text:span text:style-name="OOoEmphasis">right)</text:span> to make scalable brackets.</text:p>
      <table:table table:name="Table194" table:style-name="Table194">
        <table:table-column table:style-name="Table194.A"/>
        <table:table-column table:style-name="Table194.B"/>
        <table:table-header-rows>
          <table:table-row>
            <table:table-cell table:style-name="Table194.A1" office:value-type="string">
              <text:p text:style-name="P19">Markup</text:p>
            </table:table-cell>
            <table:table-cell table:style-name="Table194.A1" office:value-type="string">
              <text:p text:style-name="P19">Result</text:p>
            </table:table-cell>
          </table:table-row>
        </table:table-header-rows>
        <table:table-row>
          <table:table-cell table:style-name="Table194.A2" office:value-type="string">
            <text:p text:style-name="P17"><text:span text:style-name="OOoComputerCode">left( <text:s/>matrix { a # b ## c # d } <text:s/>right)</text:span></text:p>
          </table:table-cell>
          <table:table-cell table:style-name="Table194.B2" office:value-type="string">
            <text:p text:style-name="P17"><draw:frame draw:style-name="fr18" draw:name="Object_AOO41GS09_049" text:anchor-type="as-char" svg:width="0.622in" svg:height="0.5098in" draw:z-index="13"><draw:object xlink:href="./Object 49" xlink:type="simple" xlink:show="embed" xlink:actuate="onLoad"/><draw:image xlink:href="./ObjectReplacements/Object 49" xlink:type="simple" xlink:show="embed" xlink:actuate="onLoad"/><svg:desc>formula</svg:desc></draw:frame></text:p>
          </table:table-cell>
        </table:table-row>
      </table:table>
      <table:table table:name="Table196" table:style-name="Table196">
        <table:table-column table:style-name="Table196.A"/>
        <table:table-column table:style-name="Table196.B"/>
        <table:table-row>
          <table:table-cell table:style-name="Table196.A1" office:value-type="string">
            <text:p text:style-name="OOoTip_2f_Note_2f_Caution">Tip</text:p>
          </table:table-cell>
          <table:table-cell table:style-name="Table196.B1" office:value-type="string">
            <text:p text:style-name="OOoTableText">Use <text:span text:style-name="OOoEmphasis">left[</text:span>and <text:span text:style-name="OOoEmphasis">right]</text:span> to obtain square brackets.</text:p>
          </table:table-cell>
        </table:table-row>
      </table:table>
      <text:h text:style-name="OOoHeading_20_2" text:outline-level="3">How do I Make a <text:alphabetical-index-mark text:string-value="derivative markup (Math)"/><text:alphabetical-index-mark text:string-value="derivative markup" text:key1="equation editor"/>Derivative?</text:h>
      <text:p text:style-name="OOoTextBody">Making derivatives essentially comes down to one trick: <text:span text:style-name="OOoEmphasis">Tell Math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197" table:style-name="Table197">
        <table:table-column table:style-name="Table197.A"/>
        <table:table-column table:style-name="Table197.B"/>
        <table:table-row>
          <table:table-cell table:style-name="Table197.A1" office:value-type="string">
            <text:p text:style-name="OOoTip_2f_Note_2f_Caution">Note</text:p>
          </table:table-cell>
          <table:table-cell table:style-name="Table197.A1" office:value-type="string">
            <text:p text:style-name="OOoTableText">Notice that we have to use braces (squiggly brackets) to make the derivative.</text:p>
          </table:table-cell>
        </table:table-row>
      </table:table>
      <table:table table:name="Table198" table:style-name="Table198">
        <table:table-column table:style-name="Table198.A"/>
        <table:table-column table:style-name="Table198.B"/>
        <table:table-header-rows>
          <text:soft-page-break/>
          <table:table-row>
            <table:table-cell table:style-name="Table198.A1" office:value-type="string">
              <text:p text:style-name="P19">Markup</text:p>
            </table:table-cell>
            <table:table-cell table:style-name="Table198.A1" office:value-type="string">
              <text:p text:style-name="P19">Result</text:p>
            </table:table-cell>
          </table:table-row>
        </table:table-header-rows>
        <table:table-row>
          <table:table-cell table:style-name="Table198.A2" office:value-type="string">
            <text:p text:style-name="P17"><text:span text:style-name="OOoComputerCode">{df} over {dx}</text:span></text:p>
          </table:table-cell>
          <table:table-cell table:style-name="Table198.B2" office:value-type="string">
            <text:p text:style-name="P17"><draw:frame draw:style-name="fr18" draw:name="Object_AOO41GS09_050" text:anchor-type="as-char" svg:width="0.322in" svg:height="0.4575in" draw:z-index="14"><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le198.A3" office:value-type="string">
            <text:p text:style-name="P17"><text:span text:style-name="OOoComputerCode">{partial f} over {partial y}</text:span></text:p>
          </table:table-cell>
          <table:table-cell table:style-name="Table198.B3" office:value-type="string">
            <text:p text:style-name="P17"><draw:frame draw:style-name="fr18" draw:name="Object_AOO41GS09_051" text:anchor-type="as-char" svg:width="0.3898in" svg:height="0.4575in" draw:z-index="15"><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198.A3" office:value-type="string">
            <text:p text:style-name="P17"><text:span text:style-name="OOoComputerCode">{partial^2 f} over {partial t^2}</text:span></text:p>
          </table:table-cell>
          <table:table-cell table:style-name="Table198.B3" office:value-type="string">
            <text:p text:style-name="P17"><draw:frame draw:style-name="fr18" draw:name="Object_AOO41GS09_052" text:anchor-type="as-char" svg:width="0.4516in" svg:height="0.5126in" draw:z-index="16"><draw:object xlink:href="./Object 52" xlink:type="simple" xlink:show="embed" xlink:actuate="onLoad"/><draw:image xlink:href="./ObjectReplacements/Object 52" xlink:type="simple" xlink:show="embed" xlink:actuate="onLoad"/><svg:desc>formula</svg:desc></draw:frame></text:p>
          </table:table-cell>
        </table:table-row>
      </table:table>
      <text:h text:style-name="OOoHeading_20_2" text:outline-level="3">How do I Align My Equations at the Equals Sign?</text:h>
      <text:p text:style-name="OOoTextBody">Math does not have a command for aligning equations on a particular character, but you can use a matrix to do this, as shown below.</text:p>
      <table:table table:name="Table199" table:style-name="Table199">
        <table:table-column table:style-name="Table199.A"/>
        <table:table-column table:style-name="Table199.B"/>
        <table:table-header-rows>
          <table:table-row>
            <table:table-cell table:style-name="Table199.A1" office:value-type="string">
              <text:p text:style-name="P19">Markup</text:p>
            </table:table-cell>
            <table:table-cell table:style-name="Table199.A1" office:value-type="string">
              <text:p text:style-name="P19">Result</text:p>
            </table:table-cell>
          </table:table-row>
        </table:table-header-rows>
        <table:table-row>
          <table:table-cell table:style-name="Table199.A2" office:value-type="string">
            <text:p text:style-name="P17">matrix{</text:p>
            <text:p text:style-name="P17"><text:s text:c="3"/>alignr x+y # {}={} # alignl 2 ##</text:p>
            <text:p text:style-name="P17"><text:s text:c="3"/>alignr x <text:s text:c="2"/># {}={} # alignl 2-y</text:p>
            <text:p text:style-name="P17">}</text:p>
          </table:table-cell>
          <table:table-cell table:style-name="Table199.A2" office:value-type="string">
            <text:p text:style-name="P17"><draw:frame draw:style-name="fr18" draw:name="Object_AOO41GS09_053" text:anchor-type="as-char" svg:width="1.3626in" svg:height="0.4638in" draw:z-index="17"><draw:object xlink:href="./Object 53" xlink:type="simple" xlink:show="embed" xlink:actuate="onLoad"/><draw:image xlink:href="./ObjectReplacements/Object 53" xlink:type="simple" xlink:show="embed" xlink:actuate="onLoad"/><svg:desc>formula</svg:desc></draw:frame></text:p>
          </table:table-cell>
        </table:table-row>
      </table:table>
      <text:p text:style-name="OOoTextBody">The empty braces around = are necessary because = is a binary operator and thus needs an expression on each side.</text:p>
      <text:p text:style-name="OOoTextBody_5f_ListIntro">You can reduce the spacing around = if you change the inter-column spacing of the matrix:</text:p>
      <text:list xml:id="list36807902" text:continue-list="list36821417" text:style-name="OOoNum_20_123">
        <text:list-item text:start-value="1">
          <text:p text:style-name="OOoNum_20_123_20_Start">With the equation editor open, choose <text:span text:style-name="OOoMenuPath">Format &gt; Spacing</text:span> from the menu bar.</text:p>
        </text:list-item>
        <text:list-item>
          <text:p text:style-name="P27">In the Spacing dialog (<text:sequence-ref text:reference-format="category-and-value" text:ref-name="refFigure15">Figure 16</text:sequence-ref>), click the <text:span text:style-name="OOoMenuPath">Category</text:span> button and select <text:span text:style-name="OOoMenuPath">Matrices</text:span> in the drop-down menu.</text:p>
        </text:list-item>
        <text:list-item>
          <text:p text:style-name="P28">Enter <text:span text:style-name="OOoMenuPath">0%</text:span> for Column spacing and click <text:span text:style-name="OOoMenuPath">OK</text:span>.</text:p>
        </text:list-item>
      </text:list>
      <text:p text:style-name="OOoFigure"><draw:frame draw:style-name="fr6" draw:name="Figure_AOO41GS09_16" text:anchor-type="as-char" svg:width="5.8283in" draw:z-index="18"><draw:text-box fo:min-height="2.1665in"><text:p text:style-name="OOoFigureCaption"><draw:frame draw:style-name="fr15" draw:name="AOO41GS09_016" text:anchor-type="paragraph" svg:x="0.0016in" svg:y="0.0008in" svg:width="7.0874in" style:rel-width="100%" svg:height="2.3626in" style:rel-height="scale" draw:z-index="19"><draw:image xlink:href="Pictures/10000000000002BE000000EA2BF7F6AD.png" xlink:type="simple" xlink:show="embed" xlink:actuate="onLoad"/></draw:frame>Figure <text:sequence text:ref-name="refFigure15" text:name="Figure" text:formula="ooow:Figure+1" style:num-format="1">16</text:sequence>: Changing spacing in a matrix formula</text:p></draw:text-box></draw:frame></text:p>
      <text:h text:style-name="OOoHeading_20_1" text:outline-level="2"><text:alphabetical-index-mark text:string-value="numbering equations"/><text:alphabetical-index-mark text:string-value="numbering" text:key1="equation"/>Numbering Equations</text:h>
      <text:p text:style-name="OOoTextBody_5f_ListIntro">Equation numbering is one of Math’s best hidden features. The steps are simple, but obscure:</text:p>
      <text:list xml:id="list36796691" text:continue-list="list36807902" text:style-name="OOoNum_20_123">
        <text:list-item text:start-value="1">
          <text:p text:style-name="OOoNum_20_123_20_Start">Start a new line in the Writer document.</text:p>
        </text:list-item>
        <text:list-item>
          <text:p text:style-name="OOoNum_20_123_20_End"><text:soft-page-break/>Type <text:span text:style-name="OOoKeyboardInput">fn</text:span> and then press <text:span text:style-name="OOoKeystroke">F3</text:span>.</text:p>
        </text:list-item>
      </text:list>
      <text:p text:style-name="P23">The <text:span text:style-name="OOoEmphasis">fn</text:span> is replaced by a numbered formula:</text:p>
      <table:table table:name="Table200" table:style-name="Table200">
        <table:table-column table:style-name="Table200.A"/>
        <table:table-column table:style-name="Table200.B"/>
        <table:table-header-rows>
          <table:table-row>
            <table:table-cell office:value-type="string">
              <text:p text:style-name="P4"><draw:frame draw:style-name="fr18" draw:name="Object_AOO41GS09_054" text:anchor-type="as-char" svg:width="0.6874in" svg:height="0.2425in" draw:z-index="20"><draw:object xlink:href="./Object 54" xlink:type="simple" xlink:show="embed" xlink:actuate="onLoad"/><draw:image xlink:href="./ObjectReplacements/Object 54" xlink:type="simple" xlink:show="embed" xlink:actuate="onLoad"/><svg:desc>formula</svg:desc></draw:frame></text:p>
            </table:table-cell>
            <table:table-cell table:style-name="Table200.B1" office:value-type="string">
              <text:p text:style-name="P6">(<text:sequence text:ref-name="refText0" text:name="Text" text:formula="ooow:Text+1" style:num-format="1">1</text:sequence>)</text:p>
            </table:table-cell>
          </table:table-row>
        </table:table-header-rows>
      </table:table>
      <text:p text:style-name="P24">Now you can double-click on the formula to edit it. For example, here is the Riemann Zeta function:</text:p>
      <table:table table:name="Table201" table:style-name="Table201">
        <table:table-column table:style-name="Table201.A"/>
        <table:table-column table:style-name="Table201.B"/>
        <table:table-header-rows>
          <table:table-row>
            <table:table-cell office:value-type="string">
              <text:p text:style-name="P4"><draw:frame draw:style-name="fr20" draw:name="Object_AOO41GS09_055" text:anchor-type="as-char" svg:y="-0.2028in" svg:width="1.2209in" svg:height="0.5547in" draw:z-index="24"><draw:object xlink:href="./Object 55" xlink:type="simple" xlink:show="embed" xlink:actuate="onLoad"/><draw:image xlink:href="./ObjectReplacements/Object 55" xlink:type="simple" xlink:show="embed" xlink:actuate="onLoad"/><svg:desc>formula</svg:desc></draw:frame></text:p>
            </table:table-cell>
            <table:table-cell table:style-name="Table201.B1" office:value-type="string">
              <text:p text:style-name="P6">(<text:sequence text:ref-name="refText1" text:name="Text" text:formula="ooow:Text+1" style:num-format="1">2</text:sequence>)</text:p>
            </table:table-cell>
          </table:table-row>
        </table:table-header-rows>
      </table:table>
      <text:p text:style-name="P13">You can reference an equation (“as shown in Equation <text:sequence-ref text:reference-format="text" text:ref-name="refText0">(1)</text:sequence-ref>”) with these steps:</text:p>
      <text:list xml:id="list36820024" text:continue-list="list36796691" text:style-name="OOoNum_20_123">
        <text:list-item text:start-value="1">
          <text:p text:style-name="P26">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6">Figure 17</text:sequence-ref>), under <text:span text:style-name="OOoEmphasis">Type</text:span>, select <text:span text:style-name="OOoEmphasis">Text</text:span>.</text:p>
        </text:list-item>
        <text:list-item>
          <text:p text:style-name="OOoNum_20_123_20_Cont.">Under <text:span text:style-name="OOoEmphasis">Selection</text:span>, select the equation number.</text:p>
        </text:list-item>
        <text:list-item>
          <text:p text:style-name="OOoNum_20_123_20_Cont.">Under <text:span text:style-name="OOoEmphasis">Format</text:span>, select <text:span text:style-name="OOoEmphasis">Reference</text:span>.</text:p>
        </text:list-item>
        <text:list-item>
          <text:p text:style-name="OOoNum_20_123_20_End">Click <text:span text:style-name="OOoMenuPath">Insert</text:span><text:span text:style-name="OOoMenuPath"><text:span text:style-name="T4">.</text:span></text:span></text:p>
        </text:list-item>
      </text:list>
      <text:p text:style-name="OOoTextBody">Done! If you later add more equations to the paper before the referenced equation, all the equations will automatically renumber and the cross-references will update.</text:p>
      <table:table table:name="Table202" table:style-name="Table202">
        <table:table-column table:style-name="Table202.A"/>
        <table:table-column table:style-name="Table202.B"/>
        <table:table-row>
          <table:table-cell table:style-name="Table202.A1" office:value-type="string">
            <text:p text:style-name="OOoTip_2f_Note_2f_Caution">Tip</text:p>
          </table:table-cell>
          <table:table-cell table:style-name="Table202.A1" office:value-type="string">
            <text:p text:style-name="OOoTableText">To insert the equation number without parenthesis around it, choose Numbering instead of Reference under Format.</text:p>
          </table:table-cell>
        </table:table-row>
      </table:table>
      <text:p text:style-name="OOoFigure"><draw:frame draw:style-name="fr1" draw:name="Figure_AOO41GS09_17" text:anchor-type="as-char" svg:width="5.5098in" draw:z-index="22"><draw:text-box fo:min-height="4.4189in"><text:p text:style-name="OOoFigureCaption"><draw:frame draw:style-name="fr8" draw:name="AOO41GS09_017" text:anchor-type="as-char" svg:width="5.5098in" svg:height="4.1346in" draw:z-index="23"><draw:image xlink:href="Pictures/10000000000002110000018D5BBA93D2.png" xlink:type="simple" xlink:show="embed" xlink:actuate="onLoad"/></draw:frame></text:p><text:p text:style-name="OOoFigureCaption">Figure <text:sequence text:ref-name="refFigure16" text:name="Figure" text:formula="ooow:Figure+1" style:num-format="1">17</text:sequence>. Inserting a cross-reference to an equation number </text:p></draw:text-box></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8
  Getting Started with Math</text:title><text:tab/><text:chapter text:display="name" text:outline-level="1"/><text:tab/><text:page-number text:select-page="current"/></text:p>
      </style:footer>
    </style:master-page>
    <style:master-page style:name="OOoFrontMatter" style:page-layout-name="Mpm7">
      <style:footer>
        <text:p text:style-name="MP2"><text:title>Chapter 8
  Getting Started with Math</text:title> | <text:page-number text:select-page="current"/></text:p>
      </style:footer>
      <style:footer-left>
        <text:p text:style-name="OOoFooter"><text:page-number text:select-page="current"/> | <text:title>Chapter 8
  Getting Started with Math</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8 Getting Started with Math</text:chapter> | <text:page-number text:select-page="current">13</text:page-number></text:p>
      </style:footer>
      <style:footer-left>
        <text:p text:style-name="OOoFooter"><text:page-number text:select-page="current">14</text:page-number> | <text:chapter text:display="name" text:outline-level="1">Chapter 8 Getting Started with Math</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8
  Getting Started with Math</dc:title>
    <dc:date>2022-10-23T16:57:53.42</dc:date>
    <dc:creator>Keith McKenna</dc:creator>
    <meta:editing-duration>PT5H33M43S</meta:editing-duration>
    <meta:editing-cycles>42</meta:editing-cycles>
    <meta:generator>OpenOffice/4.1.13$Win32 OpenOffice.org_project/4113m1$Build-9810</meta:generator>
    <meta:document-statistic meta:table-count="23" meta:image-count="17" meta:object-count="55" meta:page-count="13" meta:paragraph-count="262" meta:word-count="1984" meta:character-count="10970"/>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ect 11/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ect 12/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18/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0/content.xml><?xml version="1.0" encoding="utf-8"?>
<!DOCTYPE math  PUBLIC '-//OpenOffice.org//DTD Modified W3C MathML 1.01//EN'  'math.dtd'>
<math:math xmlns:math="http://www.w3.org/1998/Math/MathML">
  <math:semantics>
    <math:mrow>
      <math:mo math:stretchy="false">→</math:mo>
      <math:mi/>
      <math:mo math:stretchy="false">α</math:mo>
    </math:mrow>
    <math:annotation math:encoding="StarMath 5.0">rightarrow ~~ %alpha</math:annotation>
  </math:semantics>
</math:math>
</file>

<file path=Object 21/content.xml><?xml version="1.0" encoding="utf-8"?>
<!DOCTYPE math  PUBLIC '-//OpenOffice.org//DTD Modified W3C MathML 1.01//EN'  'math.dtd'>
<math:math xmlns:math="http://www.w3.org/1998/Math/MathML">
  <math:semantics>
    <math:mrow>
      <math:mo math:stretchy="false">→</math:mo>
      <math:mi/>
      <math:mo math:stretchy="false">A</math:mo>
    </math:mrow>
    <math:annotation math:encoding="StarMath 5.0">rightarrow ~~ %ALPHA</math:annotation>
  </math:semantics>
</math:math>
</file>

<file path=Object 22/content.xml><?xml version="1.0" encoding="utf-8"?>
<!DOCTYPE math  PUBLIC '-//OpenOffice.org//DTD Modified W3C MathML 1.01//EN'  'math.dtd'>
<math:math xmlns:math="http://www.w3.org/1998/Math/MathML">
  <math:semantics>
    <math:mrow>
      <math:mo math:stretchy="false">→</math:mo>
      <math:mi/>
      <math:mo math:stretchy="false">β</math:mo>
    </math:mrow>
    <math:annotation math:encoding="StarMath 5.0">rightarrow ~~ %beta</math:annotation>
  </math:semantics>
</math:math>
</file>

<file path=Object 23/content.xml><?xml version="1.0" encoding="utf-8"?>
<!DOCTYPE math  PUBLIC '-//OpenOffice.org//DTD Modified W3C MathML 1.01//EN'  'math.dtd'>
<math:math xmlns:math="http://www.w3.org/1998/Math/MathML">
  <math:semantics>
    <math:mrow>
      <math:mo math:stretchy="false">→</math:mo>
      <math:mi/>
      <math:mo math:stretchy="false">B</math:mo>
    </math:mrow>
    <math:annotation math:encoding="StarMath 5.0">rightarrow ~~ %BETA</math:annotation>
  </math:semantics>
</math:math>
</file>

<file path=Object 24/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5/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6/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7/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3/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1/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row>
        <mfrac>
          <mn>2</mn>
          <mi>x</mi>
        </mfrac>
        <mo stretchy="false">+</mo>
        <mn>1</mn>
      </mrow>
    </mrow>
    <annotation encoding="StarMath 5.0">2 over x + 1</annotation>
  </semantics>
</math>
</file>

<file path=Object 38/content.xml><?xml version="1.0" encoding="utf-8"?>
<math xmlns="http://www.w3.org/1998/Math/MathML">
  <semantics>
    <mrow>
      <mfrac>
        <mn>2</mn>
        <mrow>
          <mrow>
            <mi>x</mi>
            <mo stretchy="false">+</mo>
            <mn>1</mn>
          </mrow>
        </mrow>
      </mfrac>
    </mrow>
    <annotation encoding="StarMath 5.0">2 over { x + 1 }</annotation>
  </semantics>
</math>
</file>

<file path=Object 39/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content.xml><?xml version="1.0" encoding="utf-8"?>
<math xmlns="http://www.w3.org/1998/Math/MathML">
  <semantics>
    <mrow>
      <mn>5</mn>
      <mo stretchy="false">×</mo>
      <mn>4</mn>
    </mrow>
    <annotation encoding="StarMath 5.0">5 times 4</annotation>
  </semantics>
</math>
</file>

<file path=Object 40/content.xml><?xml version="1.0" encoding="utf-8"?>
<math xmlns="http://www.w3.org/1998/Math/MathML">
  <semantics>
    <mrow>
      <mrow>
        <mi>x</mi>
        <mo stretchy="false">=</mo>
        <mn>3</mn>
      </mrow>
      <mrow>
        <mi>y</mi>
        <mo stretchy="false">=</mo>
        <mn>1</mn>
      </mrow>
    </mrow>
    <annotation encoding="StarMath 5.0">x = 3
y = 1</annotation>
  </semantics>
</math>
</file>

<file path=Object 41/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2/content.xml><?xml version="1.0" encoding="utf-8"?>
<math xmlns="http://www.w3.org/1998/Math/MathML">
  <semantics>
    <mrow>
      <mrow>
        <munderover>
          <mo stretchy="false">∑</mo>
          <mrow>
            <mi>k</mi>
            <mo stretchy="false">=</mo>
            <mn>1</mn>
          </mrow>
          <mi>n</mi>
        </munderover>
        <msub>
          <mi>a</mi>
          <mi>k</mi>
        </msub>
      </mrow>
    </mrow>
    <annotation encoding="StarMath 5.0">sum from k = 1 to n a_k</annotation>
  </semantics>
</math>
</file>

<file path=Object 43/content.xml><?xml version="1.0" encoding="utf-8"?>
<math xmlns="http://www.w3.org/1998/Math/MathML">
  <semantics>
    <mrow>
      <mrow>
        <munderover>
          <mo stretchy="false">∫</mo>
          <mn>0</mn>
          <mi>x</mi>
        </munderover>
        <mi>f</mi>
      </mrow>
      <mrow>
        <mo stretchy="false">(</mo>
        <mrow>
          <mi>t</mi>
        </mrow>
        <mo stretchy="false">)</mo>
      </mrow>
      <mi mathvariant="italic">dt</mi>
    </mrow>
    <annotation encoding="StarMath 5.0">int from 0 to x f(t) dt</annotation>
  </semantics>
</math>
</file>

<file path=Object 44/content.xml><?xml version="1.0" encoding="utf-8"?>
<math xmlns="http://www.w3.org/1998/Math/MathML">
  <semantics>
    <mrow>
      <mrow>
        <msubsup>
          <mo stretchy="false">∫</mo>
          <mn>0</mn>
          <mi>x</mi>
        </msubsup>
        <mi>f</mi>
      </mrow>
      <mrow>
        <mo stretchy="false">(</mo>
        <mrow>
          <mi>t</mi>
        </mrow>
        <mo stretchy="false">)</mo>
      </mrow>
      <mi mathvariant="italic">dt</mi>
    </mrow>
    <annotation encoding="StarMath 5.0">int_0^x f(t) dt</annotation>
  </semantics>
</math>
</file>

<file path=Object 45/content.xml><?xml version="1.0" encoding="utf-8"?>
<math xmlns="http://www.w3.org/1998/Math/MathML">
  <semantics>
    <mrow>
      <mrow>
        <munder>
          <mo stretchy="false">∫</mo>
          <mo stretchy="false">ℜ</mo>
        </munder>
        <mi>f</mi>
      </mrow>
    </mrow>
    <annotation encoding="StarMath 5.0">int from Re f</annotation>
  </semantics>
</math>
</file>

<file path=Object 46/content.xml><?xml version="1.0" encoding="utf-8"?>
<math xmlns="http://www.w3.org/1998/Math/MathML">
  <semantics>
    <mrow>
      <mrow>
        <mover>
          <mo stretchy="false">∑</mo>
          <mo stretchy="false">∞</mo>
        </mover>
        <msup>
          <mn>2</mn>
          <mrow>
            <mrow>
              <mo stretchy="false">−</mo>
              <mi>n</mi>
            </mrow>
          </mrow>
        </msup>
      </mrow>
    </mrow>
    <annotation encoding="StarMath 5.0">sum to infinity 2^{-n}</annotation>
  </semantics>
</math>
</file>

<file path=Object 47/content.xml><?xml version="1.0" encoding="utf-8"?>
<math xmlns="http://www.w3.org/1998/Math/MathML">
  <semantics>
    <mrow>
      <mtable>
        <mtr>
          <mtd>
            <mrow>
              <mi>a</mi>
            </mrow>
          </mtd>
          <mtd>
            <mrow>
              <mi>b</mi>
            </mrow>
          </mtd>
        </mtr>
        <mtr>
          <mtd>
            <mrow>
              <mi>c</mi>
            </mrow>
          </mtd>
          <mtd>
            <mrow>
              <mi>d</mi>
            </mrow>
          </mtd>
        </mtr>
      </mtable>
    </mrow>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annotation>
  </semantics>
</math>
</file>

<file path=Object 5/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50/content.xml><?xml version="1.0" encoding="utf-8"?>
<math xmlns="http://www.w3.org/1998/Math/MathML">
  <semantics>
    <mrow>
      <mfrac>
        <mrow>
          <mi mathvariant="italic">df</mi>
        </mrow>
        <mrow>
          <mi mathvariant="italic">dx</mi>
        </mrow>
      </mfrac>
    </mrow>
    <annotation encoding="StarMath 5.0">{df} over {dx}</annotation>
  </semantics>
</math>
</file>

<file path=Object 51/content.xml><?xml version="1.0" encoding="utf-8"?>
<math xmlns="http://www.w3.org/1998/Math/MathML">
  <semantics>
    <mrow>
      <mfrac>
        <mrow>
          <mo stretchy="false">∂</mo>
          <mi>f</mi>
        </mrow>
        <mrow>
          <mo stretchy="false">∂</mo>
          <mi>y</mi>
        </mrow>
      </mfrac>
    </mrow>
    <annotation encoding="StarMath 5.0">{partial f} over {partial y}</annotation>
  </semantics>
</math>
</file>

<file path=Object 52/content.xml><?xml version="1.0" encoding="utf-8"?>
<math xmlns="http://www.w3.org/1998/Math/MathML">
  <semantics>
    <mrow>
      <mfrac>
        <mrow>
          <msup>
            <mo stretchy="false">∂</mo>
            <mn>2</mn>
          </msup>
          <mi>f</mi>
        </mrow>
        <mrow>
          <mo stretchy="false">∂</mo>
          <msup>
            <mi>t</mi>
            <mn>2</mn>
          </msup>
        </mrow>
      </mfrac>
    </mrow>
    <annotation encoding="StarMath 5.0">{partial^2 f} over {partial t^2}</annotation>
  </semantics>
</math>
</file>

<file path=Object 53/content.xml><?xml version="1.0" encoding="utf-8"?>
<math xmlns="http://www.w3.org/1998/Math/MathML">
  <semantics>
    <mrow>
      <mtable>
        <mtr>
          <mtd>
            <mrow>
              <mrow>
                <mi>x</mi>
                <mo stretchy="false">+</mo>
                <mi>y</mi>
              </mrow>
            </mrow>
          </mtd>
          <mtd>
            <mrow>
              <mrow>
                <mrow/>
                <mo stretchy="false">=</mo>
                <mrow/>
              </mrow>
            </mrow>
          </mtd>
          <mtd>
            <mrow>
              <mn>2</mn>
            </mrow>
          </mtd>
        </mtr>
        <mtr>
          <mtd>
            <mrow>
              <mi>x</mi>
            </mrow>
          </mtd>
          <mtd>
            <mrow>
              <mrow>
                <mrow/>
                <mo stretchy="false">=</mo>
                <mrow/>
              </mrow>
            </mrow>
          </mtd>
          <mtd>
            <mrow>
              <mrow>
                <mn>2</mn>
                <mo stretchy="false">−</mo>
                <mi>y</mi>
              </mrow>
            </mrow>
          </mtd>
        </mtr>
      </mtable>
    </mrow>
    <annotation encoding="StarMath 5.0">matrix{
   alignr x+y # {}={} # alignl 2 ##
   alignr x   # {}={} # alignl 2-y
}
</annotation>
  </semantics>
</math>
</file>

<file path=Object 54/content.xml><?xml version="1.0" encoding="utf-8"?>
<math xmlns="http://www.w3.org/1998/Math/MathML">
  <semantics>
    <mrow>
      <mrow>
        <mi>E</mi>
        <mo stretchy="false">=</mo>
        <msup>
          <mi mathvariant="italic">mc</mi>
          <mn>2</mn>
        </msup>
      </mrow>
    </mrow>
    <annotation encoding="StarMath 5.0">E=mc^2</annotation>
  </semantics>
</math>
</file>

<file path=Object 55/content.xml><?xml version="1.0" encoding="utf-8"?>
<math xmlns="http://www.w3.org/1998/Math/MathML">
  <semantics>
    <mrow>
      <mo stretchy="false">ζ</mo>
      <mrow>
        <mrow>
          <mo stretchy="false">(</mo>
          <mrow>
            <mi>z</mi>
          </mrow>
          <mo stretchy="false">)</mo>
        </mrow>
        <mo stretchy="false">=</mo>
        <mrow>
          <munderover>
            <mo stretchy="false">∑</mo>
            <mrow>
              <mrow>
                <mi>n</mi>
                <mo stretchy="false">=</mo>
                <mn>1</mn>
              </mrow>
            </mrow>
            <mo stretchy="false">∞</mo>
          </munderover>
          <mrow>
            <mfrac>
              <mn>1</mn>
              <mrow>
                <msup>
                  <mi>n</mi>
                  <mi>z</mi>
                </msup>
              </mrow>
            </mfrac>
          </mrow>
        </mrow>
      </mrow>
    </mrow>
    <annotation encoding="StarMath 5.0">%zeta (z) = Sum from {n = 1} to infinity {1 over {n ^ z} }
</annotation>
  </semantics>
</math>
</file>

<file path=Object 6/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ect 8/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